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3b1ec5" officeooo:paragraph-rsid="00131f4f"/>
    </style:style>
    <style:style style:name="P2" style:family="paragraph" style:parent-style-name="Standard">
      <style:text-properties fo:language="en" fo:country="US" fo:font-weight="bold" officeooo:rsid="001e4eb8" officeooo:paragraph-rsid="014f0a12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1e4eb8" officeooo:paragraph-rsid="0232287a" style:font-weight-asian="bold" style:font-weight-complex="bold"/>
    </style:style>
    <style:style style:name="P4" style:family="paragraph" style:parent-style-name="Standard">
      <style:text-properties fo:language="en" fo:country="US" fo:font-weight="bold" officeooo:paragraph-rsid="00131f4f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32f19b" officeooo:paragraph-rsid="014f0a12" fo:background-color="transparent" style:font-weight-asian="bold" style:font-weight-complex="bold"/>
    </style:style>
    <style:style style:name="P6" style:family="paragraph" style:parent-style-name="Standard">
      <style:text-properties fo:language="en" fo:country="US" fo:font-weight="normal" officeooo:rsid="0100f487" officeooo:paragraph-rsid="010c0340" fo:background-color="#dddddd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100f487" officeooo:paragraph-rsid="026483ff" fo:background-color="#dddddd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100f487" officeooo:paragraph-rsid="0269b10c" fo:background-color="#dddddd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100f487" officeooo:paragraph-rsid="027cf8f8" fo:background-color="#dddddd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100f487" officeooo:paragraph-rsid="0285b5b7" fo:background-color="#dddddd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100f487" officeooo:paragraph-rsid="0298f551" fo:background-color="#dddddd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100f487" officeooo:paragraph-rsid="027e31e7" fo:background-color="#dddddd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100f487" officeooo:paragraph-rsid="0287be5a" fo:background-color="#dddddd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100f487" officeooo:paragraph-rsid="029ae3bf" fo:background-color="#dddddd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100f487" officeooo:paragraph-rsid="02bab20a" fo:background-color="#dddddd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100f487" officeooo:paragraph-rsid="029e9f84" fo:background-color="#dddddd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100f487" officeooo:paragraph-rsid="02bb35cf" fo:background-color="#dddddd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100f487" officeooo:paragraph-rsid="02d0628d" fo:background-color="#dddddd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29aa951" officeooo:paragraph-rsid="029aa951" fo:background-color="#dddddd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33d7b7" officeooo:paragraph-rsid="02952c74" fo:background-color="#dddddd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33d7b7" officeooo:paragraph-rsid="02b23df1" fo:background-color="#dddddd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2d0628d" officeooo:paragraph-rsid="02d0628d" fo:background-color="#dddddd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20e8e48" officeooo:paragraph-rsid="020d155c" fo:background-color="transparent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20e8e48" officeooo:paragraph-rsid="02746548" fo:background-color="transparent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20e8e48" officeooo:paragraph-rsid="02dcc8e1" fo:background-color="transparent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260d497" officeooo:paragraph-rsid="0260d497" fo:background-color="transparent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260d497" officeooo:paragraph-rsid="02644fe5" fo:background-color="transparent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260d497" officeooo:paragraph-rsid="02b8b5b5" fo:background-color="transparent" style:font-weight-asian="normal" style:font-weight-complex="normal"/>
    </style:style>
    <style:style style:name="P29" style:family="paragraph" style:parent-style-name="Standard">
      <style:text-properties fo:language="en" fo:country="US" fo:font-weight="normal" officeooo:rsid="0267a02a" officeooo:paragraph-rsid="0267a02a" fo:background-color="transparent" style:font-weight-asian="normal" style:font-weight-complex="normal"/>
    </style:style>
    <style:style style:name="P30" style:family="paragraph" style:parent-style-name="Standard">
      <style:text-properties fo:language="en" fo:country="US" fo:font-weight="normal" officeooo:rsid="0267a02a" officeooo:paragraph-rsid="026ba5b5" fo:background-color="transparent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21c4c1c" officeooo:paragraph-rsid="02746548" fo:background-color="transparent" style:font-weight-asian="normal" style:font-weight-complex="normal"/>
    </style:style>
    <style:style style:name="P32" style:family="paragraph" style:parent-style-name="Standard">
      <style:text-properties fo:language="en" fo:country="US" fo:font-weight="normal" officeooo:rsid="021c4c1c" officeooo:paragraph-rsid="027cf8f8" fo:background-color="transparent" style:font-weight-asian="normal" style:font-weight-complex="normal"/>
    </style:style>
    <style:style style:name="P33" style:family="paragraph" style:parent-style-name="Standard">
      <style:text-properties fo:language="en" fo:country="US" fo:font-weight="normal" officeooo:rsid="021c4c1c" officeooo:paragraph-rsid="026ebda4" fo:background-color="transparent" style:font-weight-asian="normal" style:font-weight-complex="normal"/>
    </style:style>
    <style:style style:name="P34" style:family="paragraph" style:parent-style-name="Standard">
      <style:text-properties fo:language="en" fo:country="US" fo:font-weight="normal" officeooo:rsid="021c4c1c" officeooo:paragraph-rsid="028a8df8" fo:background-color="transparent" style:font-weight-asian="normal" style:font-weight-complex="normal"/>
    </style:style>
    <style:style style:name="P35" style:family="paragraph" style:parent-style-name="Standard">
      <style:text-properties fo:language="en" fo:country="US" fo:font-weight="normal" officeooo:rsid="021c4c1c" officeooo:paragraph-rsid="028af2ba" fo:background-color="transparent" style:font-weight-asian="normal" style:font-weight-complex="normal"/>
    </style:style>
    <style:style style:name="P36" style:family="paragraph" style:parent-style-name="Standard">
      <style:text-properties fo:language="en" fo:country="US" fo:font-weight="normal" officeooo:rsid="021c4c1c" officeooo:paragraph-rsid="029be6d2" fo:background-color="transparent" style:font-weight-asian="normal" style:font-weight-complex="normal"/>
    </style:style>
    <style:style style:name="P37" style:family="paragraph" style:parent-style-name="Standard">
      <style:text-properties fo:language="en" fo:country="US" fo:font-weight="normal" officeooo:rsid="021c4c1c" officeooo:paragraph-rsid="029c2bea" fo:background-color="transparent" style:font-weight-asian="normal" style:font-weight-complex="normal"/>
    </style:style>
    <style:style style:name="P38" style:family="paragraph" style:parent-style-name="Standard">
      <style:text-properties fo:language="en" fo:country="US" fo:font-weight="normal" officeooo:rsid="021c4c1c" officeooo:paragraph-rsid="02c5da8e" fo:background-color="transparent" style:font-weight-asian="normal" style:font-weight-complex="normal"/>
    </style:style>
    <style:style style:name="P39" style:family="paragraph" style:parent-style-name="Standard">
      <style:text-properties fo:language="en" fo:country="US" fo:font-weight="normal" officeooo:rsid="021c4c1c" officeooo:paragraph-rsid="02dcc8e1" fo:background-color="transparent" style:font-weight-asian="normal" style:font-weight-complex="normal"/>
    </style:style>
    <style:style style:name="P40" style:family="paragraph" style:parent-style-name="Standard">
      <style:text-properties fo:language="en" fo:country="US" fo:font-weight="normal" officeooo:rsid="02738579" officeooo:paragraph-rsid="02738579" fo:background-color="transparent" style:font-weight-asian="normal" style:font-weight-complex="normal"/>
    </style:style>
    <style:style style:name="P41" style:family="paragraph" style:parent-style-name="Standard">
      <style:text-properties fo:language="en" fo:country="US" fo:font-weight="normal" officeooo:rsid="02746548" officeooo:paragraph-rsid="02746548" fo:background-color="transparent" style:font-weight-asian="normal" style:font-weight-complex="normal"/>
    </style:style>
    <style:style style:name="P42" style:family="paragraph" style:parent-style-name="Standard">
      <style:text-properties fo:language="en" fo:country="US" fo:font-weight="normal" officeooo:rsid="0100f487" officeooo:paragraph-rsid="0278e002" fo:background-color="transparent" style:font-weight-asian="normal" style:font-weight-complex="normal"/>
    </style:style>
    <style:style style:name="P43" style:family="paragraph" style:parent-style-name="Standard">
      <style:text-properties fo:language="en" fo:country="US" fo:font-weight="normal" officeooo:rsid="02732676" officeooo:paragraph-rsid="0278e002" fo:background-color="transparent" style:font-weight-asian="normal" style:font-weight-complex="normal"/>
    </style:style>
    <style:style style:name="P44" style:family="paragraph" style:parent-style-name="Standard">
      <style:text-properties fo:language="en" fo:country="US" fo:font-weight="normal" officeooo:rsid="02732676" officeooo:paragraph-rsid="02732676" fo:background-color="transparent" style:font-weight-asian="normal" style:font-weight-complex="normal"/>
    </style:style>
    <style:style style:name="P45" style:family="paragraph" style:parent-style-name="Standard">
      <style:text-properties fo:language="en" fo:country="US" fo:font-weight="normal" officeooo:rsid="02732676" officeooo:paragraph-rsid="028364e9" fo:background-color="transparent" style:font-weight-asian="normal" style:font-weight-complex="normal"/>
    </style:style>
    <style:style style:name="P46" style:family="paragraph" style:parent-style-name="Standard">
      <style:text-properties fo:language="en" fo:country="US" fo:font-weight="normal" officeooo:rsid="027af32f" officeooo:paragraph-rsid="027cf8f8" fo:background-color="transparent" style:font-weight-asian="normal" style:font-weight-complex="normal"/>
    </style:style>
    <style:style style:name="P47" style:family="paragraph" style:parent-style-name="Standard">
      <style:text-properties fo:language="en" fo:country="US" fo:font-weight="normal" officeooo:rsid="027cf8f8" officeooo:paragraph-rsid="027e31e7" fo:background-color="transparent" style:font-weight-asian="normal" style:font-weight-complex="normal"/>
    </style:style>
    <style:style style:name="P48" style:family="paragraph" style:parent-style-name="Standard">
      <style:text-properties fo:language="en" fo:country="US" fo:font-weight="normal" officeooo:rsid="027e31e7" officeooo:paragraph-rsid="027e31e7" fo:background-color="transparent" style:font-weight-asian="normal" style:font-weight-complex="normal"/>
    </style:style>
    <style:style style:name="P49" style:family="paragraph" style:parent-style-name="Standard">
      <style:text-properties fo:language="en" fo:country="US" fo:font-weight="normal" officeooo:rsid="0280470c" officeooo:paragraph-rsid="028a8df8" fo:background-color="transparent" style:font-weight-asian="normal" style:font-weight-complex="normal"/>
    </style:style>
    <style:style style:name="P50" style:family="paragraph" style:parent-style-name="Standard">
      <style:text-properties fo:language="en" fo:country="US" fo:font-weight="normal" officeooo:rsid="0280470c" officeooo:paragraph-rsid="0280470c" fo:background-color="transparent" style:font-weight-asian="normal" style:font-weight-complex="normal"/>
    </style:style>
    <style:style style:name="P51" style:family="paragraph" style:parent-style-name="Standard">
      <style:text-properties fo:language="en" fo:country="US" fo:font-weight="normal" officeooo:rsid="0280470c" officeooo:paragraph-rsid="02dcc8e1" fo:background-color="transparent" style:font-weight-asian="normal" style:font-weight-complex="normal"/>
    </style:style>
    <style:style style:name="P52" style:family="paragraph" style:parent-style-name="Standard">
      <style:text-properties fo:language="en" fo:country="US" fo:font-weight="normal" officeooo:rsid="028a8df8" officeooo:paragraph-rsid="028a8df8" fo:background-color="transparent" style:font-weight-asian="normal" style:font-weight-complex="normal"/>
    </style:style>
    <style:style style:name="P53" style:family="paragraph" style:parent-style-name="Standard">
      <style:text-properties fo:language="en" fo:country="US" fo:font-weight="normal" officeooo:rsid="028a8df8" officeooo:paragraph-rsid="028af2ba" fo:background-color="transparent" style:font-weight-asian="normal" style:font-weight-complex="normal"/>
    </style:style>
    <style:style style:name="P54" style:family="paragraph" style:parent-style-name="Standard">
      <style:text-properties fo:language="en" fo:country="US" fo:font-weight="normal" officeooo:rsid="028af2ba" officeooo:paragraph-rsid="028af2ba" fo:background-color="transparent" style:font-weight-asian="normal" style:font-weight-complex="normal"/>
    </style:style>
    <style:style style:name="P55" style:family="paragraph" style:parent-style-name="Standard">
      <style:text-properties fo:language="en" fo:country="US" fo:font-weight="normal" officeooo:rsid="029ac067" officeooo:paragraph-rsid="029ac067" fo:background-color="transparent" style:font-weight-asian="normal" style:font-weight-complex="normal"/>
    </style:style>
    <style:style style:name="P56" style:family="paragraph" style:parent-style-name="Standard">
      <style:text-properties fo:language="en" fo:country="US" fo:font-weight="normal" officeooo:rsid="029dc23b" officeooo:paragraph-rsid="029dc23b" fo:background-color="transparent" style:font-weight-asian="normal" style:font-weight-complex="normal"/>
    </style:style>
    <style:style style:name="P57" style:family="paragraph" style:parent-style-name="Standard">
      <style:text-properties fo:language="en" fo:country="US" fo:font-weight="normal" officeooo:rsid="029dc23b" officeooo:paragraph-rsid="029e9f84" fo:background-color="transparent" style:font-weight-asian="normal" style:font-weight-complex="normal"/>
    </style:style>
    <style:style style:name="P58" style:family="paragraph" style:parent-style-name="Standard">
      <style:text-properties fo:language="en" fo:country="US" fo:font-weight="normal" officeooo:rsid="029dc23b" officeooo:paragraph-rsid="02bb35cf" fo:background-color="transparent" style:font-weight-asian="normal" style:font-weight-complex="normal"/>
    </style:style>
    <style:style style:name="P59" style:family="paragraph" style:parent-style-name="Standard">
      <style:text-properties fo:language="en" fo:country="US" fo:font-weight="normal" officeooo:rsid="027b5b08" officeooo:paragraph-rsid="02dcc8e1" fo:background-color="transparent" style:font-weight-asian="normal" style:font-weight-complex="normal"/>
    </style:style>
    <style:style style:name="P60" style:family="paragraph" style:parent-style-name="Standard">
      <style:text-properties fo:language="en" fo:country="US" fo:font-weight="normal" officeooo:rsid="02a6d5b7" officeooo:paragraph-rsid="02a6e172" fo:background-color="transparent" style:font-weight-asian="normal" style:font-weight-complex="normal"/>
    </style:style>
    <style:style style:name="P61" style:family="paragraph" style:parent-style-name="Standard">
      <style:text-properties fo:language="en" fo:country="US" fo:font-weight="normal" officeooo:rsid="02a7a23c" officeooo:paragraph-rsid="02a7a23c" fo:background-color="transparent" style:font-weight-asian="normal" style:font-weight-complex="normal"/>
    </style:style>
    <style:style style:name="P62" style:family="paragraph" style:parent-style-name="Standard">
      <style:text-properties fo:language="en" fo:country="US" fo:font-weight="normal" officeooo:rsid="0282233a" officeooo:paragraph-rsid="026ba5b5" fo:background-color="transparent" style:font-weight-asian="normal" style:font-weight-complex="normal"/>
    </style:style>
    <style:style style:name="P63" style:family="paragraph" style:parent-style-name="Standard">
      <style:text-properties fo:language="en" fo:country="US" fo:font-weight="normal" officeooo:rsid="02252c01" officeooo:paragraph-rsid="01ebd016" fo:background-color="transparent" style:font-weight-asian="normal" style:font-weight-complex="normal"/>
    </style:style>
    <style:style style:name="P64" style:family="paragraph" style:parent-style-name="Standard">
      <style:text-properties fo:language="en" fo:country="US" fo:font-weight="normal" officeooo:rsid="02b068c6" officeooo:paragraph-rsid="02b068c6" fo:background-color="transparent" style:font-weight-asian="normal" style:font-weight-complex="normal"/>
    </style:style>
    <style:style style:name="P65" style:family="paragraph" style:parent-style-name="Standard">
      <style:text-properties fo:language="en" fo:country="US" fo:font-weight="normal" officeooo:rsid="029031a9" officeooo:paragraph-rsid="02b1bb4f" fo:background-color="transparent" style:font-weight-asian="normal" style:font-weight-complex="normal"/>
    </style:style>
    <style:style style:name="P66" style:family="paragraph" style:parent-style-name="Standard">
      <style:text-properties fo:language="en" fo:country="US" fo:font-weight="normal" officeooo:rsid="001e4eb8" officeooo:paragraph-rsid="0290c4d3" style:font-weight-asian="normal" style:font-weight-complex="normal"/>
    </style:style>
    <style:style style:name="P67" style:family="paragraph" style:parent-style-name="Standard">
      <style:text-properties fo:language="en" fo:country="US" fo:font-weight="normal" officeooo:rsid="001e4eb8" officeooo:paragraph-rsid="02952c74" style:font-weight-asian="normal" style:font-weight-complex="normal"/>
    </style:style>
    <style:style style:name="P68" style:family="paragraph" style:parent-style-name="Standard">
      <style:text-properties fo:language="en" fo:country="US" fo:font-weight="normal" officeooo:rsid="02b74866" officeooo:paragraph-rsid="02b74866" style:font-weight-asian="normal" style:font-weight-complex="normal"/>
    </style:style>
    <style:style style:name="P69" style:family="paragraph" style:parent-style-name="Standard">
      <style:text-properties fo:language="en" fo:country="US" fo:font-weight="normal" officeooo:rsid="02b74866" officeooo:paragraph-rsid="02b811ca" style:font-weight-asian="normal" style:font-weight-complex="normal"/>
    </style:style>
    <style:style style:name="P70" style:family="paragraph" style:parent-style-name="Standard">
      <style:text-properties fo:language="en" fo:country="US" officeooo:rsid="001b8640" officeooo:paragraph-rsid="00131f4f"/>
    </style:style>
    <style:style style:name="P71" style:family="paragraph" style:parent-style-name="Standard">
      <style:text-properties fo:language="en" fo:country="US" fo:font-style="normal" fo:font-weight="normal" officeooo:rsid="028cb20e" officeooo:paragraph-rsid="028e5732" fo:background-color="#dddddd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language="en" fo:country="US" fo:font-style="normal" fo:font-weight="normal" officeooo:rsid="028cb20e" officeooo:paragraph-rsid="02a2e2b8" fo:background-color="#dddddd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language="en" fo:country="US" fo:font-style="normal" fo:font-weight="normal" officeooo:rsid="028cb20e" officeooo:paragraph-rsid="02a7a23c" fo:background-color="#dddddd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language="en" fo:country="US" fo:font-style="normal" fo:font-weight="normal" officeooo:rsid="028cb20e" officeooo:paragraph-rsid="02aaaf21" fo:background-color="#dddddd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language="en" fo:country="US" fo:font-style="normal" fo:font-weight="normal" officeooo:rsid="01a1af40" officeooo:paragraph-rsid="028cb20e" fo:background-color="#dddddd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language="en" fo:country="US" fo:font-style="normal" fo:font-weight="normal" officeooo:rsid="021be2de" officeooo:paragraph-rsid="020eabcb" fo:background-color="#dddddd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language="en" fo:country="US" fo:font-style="normal" fo:font-weight="normal" officeooo:rsid="0100f487" officeooo:paragraph-rsid="02bab20a" fo:background-color="#dddddd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language="en" fo:country="US" fo:font-style="normal" fo:font-weight="normal" officeooo:rsid="020eabcb" officeooo:paragraph-rsid="02dcc8e1" fo:background-color="#dddddd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language="en" fo:country="US" fo:font-style="normal" fo:font-weight="normal" officeooo:rsid="021be2de" officeooo:paragraph-rsid="0286dd03" fo:background-color="transparent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language="en" fo:country="US" fo:font-style="normal" fo:font-weight="normal" officeooo:rsid="02a6e172" officeooo:paragraph-rsid="02a2e2b8" fo:background-color="transparent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language="en" fo:country="US" fo:font-style="normal" fo:font-weight="normal" officeooo:rsid="02a6e172" officeooo:paragraph-rsid="02a6e172" fo:background-color="transparent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language="en" fo:country="US" fo:font-style="normal" fo:font-weight="normal" officeooo:rsid="02a8b5c3" officeooo:paragraph-rsid="02a8b5c3" fo:background-color="transparent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language="en" fo:country="US" fo:font-style="normal" fo:font-weight="normal" officeooo:rsid="02a8b5c3" officeooo:paragraph-rsid="02aaaf21" fo:background-color="transparent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language="en" fo:country="US" fo:font-style="normal" fo:font-weight="normal" officeooo:rsid="021be2de" officeooo:paragraph-rsid="0286dd03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fo:language="en" fo:country="US" fo:font-style="italic" fo:font-weight="bold" officeooo:rsid="021c4c1c" officeooo:paragraph-rsid="029c2bea" fo:background-color="transparent" style:font-style-asian="italic" style:font-weight-asian="bold" style:font-style-complex="italic" style:font-weight-complex="bold"/>
    </style:style>
    <style:style style:name="P86" style:family="paragraph" style:parent-style-name="Standard">
      <style:text-properties fo:language="en" fo:country="US" fo:font-style="italic" fo:font-weight="bold" officeooo:rsid="026ba5b5" officeooo:paragraph-rsid="029e9f84" fo:background-color="#fff200" style:font-style-asian="italic" style:font-weight-asian="bold" style:font-style-complex="italic" style:font-weight-complex="bold"/>
    </style:style>
    <style:style style:name="P87" style:family="paragraph" style:parent-style-name="Standard">
      <style:text-properties fo:language="en" fo:country="US" officeooo:paragraph-rsid="02bab20a"/>
    </style:style>
    <style:style style:name="P88" style:family="paragraph" style:parent-style-name="Standard">
      <style:text-properties fo:language="en" fo:country="US" officeooo:paragraph-rsid="00f05b1d"/>
    </style:style>
    <style:style style:name="P89" style:family="paragraph" style:parent-style-name="Standard">
      <style:text-properties fo:language="en" fo:country="US" officeooo:paragraph-rsid="00ab4647"/>
    </style:style>
    <style:style style:name="P90" style:family="paragraph" style:parent-style-name="Standard">
      <style:text-properties fo:language="en" fo:country="US" officeooo:paragraph-rsid="014f0a12"/>
    </style:style>
    <style:style style:name="P91" style:family="paragraph" style:parent-style-name="Standard">
      <style:text-properties fo:language="en" fo:country="US" officeooo:paragraph-rsid="026483ff"/>
    </style:style>
    <style:style style:name="P92" style:family="paragraph" style:parent-style-name="Standard">
      <style:text-properties fo:language="en" fo:country="US" officeooo:paragraph-rsid="02644fe5"/>
    </style:style>
    <style:style style:name="P93" style:family="paragraph" style:parent-style-name="Standard">
      <style:text-properties fo:language="en" fo:country="US" officeooo:paragraph-rsid="0267a02a"/>
    </style:style>
    <style:style style:name="P94" style:family="paragraph" style:parent-style-name="Standard">
      <style:text-properties fo:language="en" fo:country="US" officeooo:paragraph-rsid="02b8b5b5"/>
    </style:style>
    <style:style style:name="P95" style:family="paragraph" style:parent-style-name="Standard">
      <style:text-properties fo:language="en" fo:country="US" officeooo:paragraph-rsid="026ba5b5"/>
    </style:style>
    <style:style style:name="P96" style:family="paragraph" style:parent-style-name="Standard">
      <style:text-properties fo:language="en" fo:country="US" officeooo:paragraph-rsid="0296b238"/>
    </style:style>
    <style:style style:name="P97" style:family="paragraph" style:parent-style-name="Standard">
      <style:text-properties fo:language="en" fo:country="US" officeooo:paragraph-rsid="0298f551"/>
    </style:style>
    <style:style style:name="P98" style:family="paragraph" style:parent-style-name="Standard">
      <style:text-properties fo:language="en" fo:country="US" officeooo:paragraph-rsid="02981894"/>
    </style:style>
    <style:style style:name="P99" style:family="paragraph" style:parent-style-name="Standard">
      <style:text-properties fo:language="en" fo:country="US" officeooo:paragraph-rsid="0271cf8b"/>
    </style:style>
    <style:style style:name="P100" style:family="paragraph" style:parent-style-name="Standard">
      <style:text-properties fo:language="en" fo:country="US" officeooo:paragraph-rsid="0282b274"/>
    </style:style>
    <style:style style:name="P101" style:family="paragraph" style:parent-style-name="Standard">
      <style:text-properties fo:language="en" fo:country="US" officeooo:rsid="02bab20a" officeooo:paragraph-rsid="02bab20a"/>
    </style:style>
    <style:style style:name="P102" style:family="paragraph" style:parent-style-name="Standard">
      <style:text-properties fo:language="en" fo:country="US" officeooo:paragraph-rsid="02848b33"/>
    </style:style>
    <style:style style:name="P103" style:family="paragraph" style:parent-style-name="Standard">
      <style:text-properties fo:language="en" fo:country="US" officeooo:paragraph-rsid="0276e9d2"/>
    </style:style>
    <style:style style:name="P104" style:family="paragraph" style:parent-style-name="Standard">
      <style:text-properties fo:language="en" fo:country="US" officeooo:paragraph-rsid="0277361f"/>
    </style:style>
    <style:style style:name="P105" style:family="paragraph" style:parent-style-name="Standard">
      <style:text-properties fo:language="en" fo:country="US" officeooo:paragraph-rsid="0278e002"/>
    </style:style>
    <style:style style:name="P106" style:family="paragraph" style:parent-style-name="Standard">
      <style:text-properties fo:language="en" fo:country="US" officeooo:paragraph-rsid="029c8a49"/>
    </style:style>
    <style:style style:name="P107" style:family="paragraph" style:parent-style-name="Standard">
      <style:text-properties fo:language="en" fo:country="US" officeooo:rsid="027cf8f8" officeooo:paragraph-rsid="027cf8f8"/>
    </style:style>
    <style:style style:name="P108" style:family="paragraph" style:parent-style-name="Standard">
      <style:text-properties fo:language="en" fo:country="US" officeooo:paragraph-rsid="027cf8f8"/>
    </style:style>
    <style:style style:name="P109" style:family="paragraph" style:parent-style-name="Standard">
      <style:text-properties fo:language="en" fo:country="US" officeooo:paragraph-rsid="027e31e7"/>
    </style:style>
    <style:style style:name="P110" style:family="paragraph" style:parent-style-name="Standard">
      <style:text-properties fo:language="en" fo:country="US" officeooo:paragraph-rsid="0280470c"/>
    </style:style>
    <style:style style:name="P111" style:family="paragraph" style:parent-style-name="Standard">
      <style:text-properties fo:language="en" fo:country="US" officeooo:paragraph-rsid="029dc23b"/>
    </style:style>
    <style:style style:name="P112" style:family="paragraph" style:parent-style-name="Standard">
      <style:paragraph-properties>
        <style:tab-stops>
          <style:tab-stop style:position="9.996cm"/>
        </style:tab-stops>
      </style:paragraph-properties>
      <style:text-properties fo:language="en" fo:country="US" officeooo:paragraph-rsid="0287be5a"/>
    </style:style>
    <style:style style:name="P113" style:family="paragraph" style:parent-style-name="Standard">
      <style:text-properties fo:language="en" fo:country="US" officeooo:paragraph-rsid="029ae3bf"/>
    </style:style>
    <style:style style:name="P114" style:family="paragraph" style:parent-style-name="Standard">
      <style:text-properties fo:language="en" fo:country="US" officeooo:paragraph-rsid="028af2ba"/>
    </style:style>
    <style:style style:name="P115" style:family="paragraph" style:parent-style-name="Standard">
      <style:text-properties fo:language="en" fo:country="US" officeooo:paragraph-rsid="029c2bea"/>
    </style:style>
    <style:style style:name="P116" style:family="paragraph" style:parent-style-name="Standard">
      <style:text-properties fo:language="en" fo:country="US" officeooo:paragraph-rsid="020eabcb"/>
    </style:style>
    <style:style style:name="P117" style:family="paragraph" style:parent-style-name="Standard">
      <style:text-properties fo:language="en" fo:country="US" officeooo:paragraph-rsid="028cb20e"/>
    </style:style>
    <style:style style:name="P118" style:family="paragraph" style:parent-style-name="Standard">
      <style:text-properties fo:language="en" fo:country="US" officeooo:rsid="028cb20e" officeooo:paragraph-rsid="028cb20e"/>
    </style:style>
    <style:style style:name="P119" style:family="paragraph" style:parent-style-name="Standard">
      <style:text-properties fo:language="en" fo:country="US" officeooo:rsid="028cb20e" officeooo:paragraph-rsid="02a2e2b8"/>
    </style:style>
    <style:style style:name="P120" style:family="paragraph" style:parent-style-name="Standard">
      <style:text-properties fo:language="en" fo:country="US" officeooo:paragraph-rsid="02a2e2b8"/>
    </style:style>
    <style:style style:name="P121" style:family="paragraph" style:parent-style-name="Standard">
      <style:text-properties fo:language="en" fo:country="US" officeooo:paragraph-rsid="028e5732"/>
    </style:style>
    <style:style style:name="P122" style:family="paragraph" style:parent-style-name="Standard">
      <style:text-properties fo:language="en" fo:country="US" officeooo:paragraph-rsid="02a6e172"/>
    </style:style>
    <style:style style:name="P123" style:family="paragraph" style:parent-style-name="Standard">
      <style:text-properties fo:language="en" fo:country="US" officeooo:rsid="02b4142a" officeooo:paragraph-rsid="02b4142a"/>
    </style:style>
    <style:style style:name="P124" style:family="paragraph" style:parent-style-name="Standard">
      <style:text-properties fo:language="en" fo:country="US" officeooo:paragraph-rsid="02b4142a"/>
    </style:style>
    <style:style style:name="P125" style:family="paragraph" style:parent-style-name="Standard">
      <style:text-properties fo:language="en" fo:country="US" officeooo:paragraph-rsid="02abc36d"/>
    </style:style>
    <style:style style:name="P126" style:family="paragraph" style:parent-style-name="Standard">
      <style:text-properties fo:language="en" fo:country="US" officeooo:rsid="02a8b5c3" officeooo:paragraph-rsid="02abc36d"/>
    </style:style>
    <style:style style:name="P127" style:family="paragraph" style:parent-style-name="Standard">
      <style:text-properties fo:language="en" fo:country="US" officeooo:paragraph-rsid="02af29e1"/>
    </style:style>
    <style:style style:name="P128" style:family="paragraph" style:parent-style-name="Standard">
      <style:text-properties fo:language="en" fo:country="US" officeooo:paragraph-rsid="02b068c6"/>
    </style:style>
    <style:style style:name="P129" style:family="paragraph" style:parent-style-name="Standard">
      <style:text-properties fo:language="en" fo:country="US" officeooo:paragraph-rsid="02197992"/>
    </style:style>
    <style:style style:name="P130" style:family="paragraph" style:parent-style-name="Standard">
      <style:text-properties fo:language="en" fo:country="US" officeooo:rsid="028f4776" officeooo:paragraph-rsid="028f4776"/>
    </style:style>
    <style:style style:name="P131" style:family="paragraph" style:parent-style-name="Standard">
      <style:text-properties fo:language="en" fo:country="US" officeooo:paragraph-rsid="0232287a"/>
    </style:style>
    <style:style style:name="P132" style:family="paragraph" style:parent-style-name="Standard">
      <style:text-properties fo:language="en" fo:country="US" officeooo:paragraph-rsid="02b811ca"/>
    </style:style>
    <style:style style:name="P133" style:family="paragraph" style:parent-style-name="Standard">
      <style:text-properties fo:language="en" fo:country="US" officeooo:paragraph-rsid="02b74866"/>
    </style:style>
    <style:style style:name="P134" style:family="paragraph" style:parent-style-name="Standard">
      <style:text-properties fo:language="en" fo:country="US" officeooo:paragraph-rsid="00131f4f"/>
    </style:style>
    <style:style style:name="P135" style:family="paragraph" style:parent-style-name="Standard">
      <style:text-properties fo:language="en" fo:country="US" officeooo:paragraph-rsid="02c5da8e"/>
    </style:style>
    <style:style style:name="P136" style:family="paragraph" style:parent-style-name="Standard">
      <style:text-properties fo:language="en" fo:country="US" officeooo:paragraph-rsid="026ebda4"/>
    </style:style>
    <style:style style:name="P137" style:family="paragraph" style:parent-style-name="Standard">
      <style:text-properties fo:language="en" fo:country="US" officeooo:paragraph-rsid="02d96058"/>
    </style:style>
    <style:style style:name="P138" style:family="paragraph" style:parent-style-name="Standard">
      <style:text-properties fo:font-size="6pt" fo:language="en" fo:country="US" fo:font-weight="bold" officeooo:rsid="001e4eb8" officeooo:paragraph-rsid="014f0a12" style:font-size-asian="6pt" style:font-weight-asian="bold" style:font-size-complex="6pt" style:font-weight-complex="bold"/>
    </style:style>
    <style:style style:name="P139" style:family="paragraph" style:parent-style-name="Standard">
      <style:text-properties fo:font-size="6pt" fo:language="en" fo:country="US" fo:font-weight="bold" officeooo:rsid="001e4eb8" officeooo:paragraph-rsid="020eabcb" style:font-size-asian="6pt" style:font-weight-asian="bold" style:font-size-complex="6pt" style:font-weight-complex="bold"/>
    </style:style>
    <style:style style:name="P140" style:family="paragraph" style:parent-style-name="Standard">
      <style:text-properties fo:font-size="6pt" fo:language="en" fo:country="US" fo:font-weight="bold" officeooo:rsid="01b1c4bc" officeooo:paragraph-rsid="0232287a" style:font-size-asian="6pt" style:font-weight-asian="bold" style:font-size-complex="6pt" style:font-weight-complex="bold"/>
    </style:style>
    <style:style style:name="P141" style:family="paragraph" style:parent-style-name="Standard">
      <style:text-properties fo:font-size="6pt" fo:language="en" fo:country="US" fo:font-weight="bold" officeooo:rsid="00119e79" officeooo:paragraph-rsid="00131f4f" fo:background-color="#ffff00" style:font-size-asian="5.25pt" style:font-weight-asian="bold" style:font-size-complex="6pt" style:font-weight-complex="bold"/>
    </style:style>
    <style:style style:name="P142" style:family="paragraph" style:parent-style-name="Standard">
      <style:text-properties fo:font-size="6pt" fo:language="en" fo:country="US" fo:font-weight="normal" officeooo:rsid="003b1ec5" officeooo:paragraph-rsid="00131f4f" style:font-size-asian="6pt" style:font-weight-asian="normal" style:font-size-complex="6pt" style:font-weight-complex="normal"/>
    </style:style>
    <style:style style:name="P143" style:family="paragraph" style:parent-style-name="Standard">
      <style:text-properties fo:color="#999999" loext:opacity="100%" fo:language="en" fo:country="US" fo:font-weight="bold" officeooo:rsid="003b1ec5" officeooo:paragraph-rsid="02337c92" style:font-weight-asian="bold" style:font-weight-complex="bold"/>
    </style:style>
    <style:style style:name="P144" style:family="paragraph" style:parent-style-name="Standard">
      <style:text-properties officeooo:paragraph-rsid="02abc36d"/>
    </style:style>
    <style:style style:name="P145" style:family="paragraph" style:parent-style-name="Standard">
      <style:text-properties officeooo:paragraph-rsid="0287be5a"/>
    </style:style>
    <style:style style:name="P146" style:family="paragraph" style:parent-style-name="Standard">
      <style:text-properties officeooo:paragraph-rsid="02952c74"/>
    </style:style>
    <style:style style:name="P147" style:family="paragraph" style:parent-style-name="Standard">
      <style:text-properties officeooo:paragraph-rsid="026916d6"/>
    </style:style>
    <style:style style:name="P148" style:family="paragraph" style:parent-style-name="Standard">
      <style:text-properties officeooo:paragraph-rsid="028a8df8"/>
    </style:style>
    <style:style style:name="P149" style:family="paragraph" style:parent-style-name="Standard">
      <style:text-properties officeooo:paragraph-rsid="028af2ba"/>
    </style:style>
    <style:style style:name="P150" style:family="paragraph" style:parent-style-name="Standard">
      <style:text-properties officeooo:rsid="02d196f6" officeooo:paragraph-rsid="02dcc8e1"/>
    </style:style>
    <style:style style:name="P151" style:family="paragraph" style:parent-style-name="Standard">
      <style:text-properties officeooo:paragraph-rsid="02dcc8e1"/>
    </style:style>
    <style:style style:name="P152" style:family="paragraph" style:parent-style-name="Standard">
      <style:text-properties officeooo:paragraph-rsid="02b8b5b5"/>
    </style:style>
    <style:style style:name="P153" style:family="paragraph" style:parent-style-name="Standard">
      <style:paragraph-properties fo:text-align="justify" style:justify-single-word="false" fo:break-before="page"/>
      <style:text-properties fo:color="#999999" loext:opacity="100%" fo:language="en" fo:country="US" fo:font-weight="bold" officeooo:rsid="0032f19b" officeooo:paragraph-rsid="00131f4f" fo:background-color="transparent" style:font-weight-asian="bold" style:font-weight-complex="bold"/>
    </style:style>
    <style:style style:name="T1" style:family="text">
      <style:text-properties officeooo:rsid="0043d0fb"/>
    </style:style>
    <style:style style:name="T2" style:family="text">
      <style:text-properties fo:font-weight="bold" fo:background-color="#fff200" loext:char-shading-value="0" style:font-weight-asian="bold" style:font-weight-complex="bold"/>
    </style:style>
    <style:style style:name="T3" style:family="text">
      <style:text-properties fo:font-weight="bold" officeooo:rsid="007d3450" fo:background-color="#fff200" loext:char-shading-value="0" style:font-weight-asian="bold" style:font-weight-complex="bold"/>
    </style:style>
    <style:style style:name="T4" style:family="text">
      <style:text-properties fo:font-weight="bold" officeooo:rsid="0286dd03" fo:background-color="#fff200" loext:char-shading-value="0" style:font-weight-asian="bold" style:font-weight-complex="bold"/>
    </style:style>
    <style:style style:name="T5" style:family="text">
      <style:text-properties fo:font-weight="bold" officeooo:rsid="00ab4647" fo:background-color="#fff200" loext:char-shading-value="0" style:font-weight-asian="bold" style:font-weight-complex="bold"/>
    </style:style>
    <style:style style:name="T6" style:family="text">
      <style:text-properties fo:font-weight="bold" officeooo:rsid="00d88c8c" fo:background-color="#fff200" loext:char-shading-value="0" style:font-weight-asian="bold" style:font-weight-complex="bold"/>
    </style:style>
    <style:style style:name="T7" style:family="text">
      <style:text-properties fo:font-weight="bold" officeooo:rsid="0094c10f" fo:background-color="#fff200" loext:char-shading-value="0" style:font-weight-asian="bold" style:font-weight-complex="bold"/>
    </style:style>
    <style:style style:name="T8" style:family="text">
      <style:text-properties fo:font-weight="bold" officeooo:rsid="0260d497" fo:background-color="#fff200" loext:char-shading-value="0" style:font-weight-asian="bold" style:font-weight-complex="bold"/>
    </style:style>
    <style:style style:name="T9" style:family="text">
      <style:text-properties fo:font-weight="bold" officeooo:rsid="026ba5b5" fo:background-color="#fff200" loext:char-shading-value="0" style:font-weight-asian="bold" style:font-weight-complex="bold"/>
    </style:style>
    <style:style style:name="T10" style:family="text">
      <style:text-properties fo:font-weight="bold" officeooo:rsid="00704232" fo:background-color="#fff200" loext:char-shading-value="0" style:font-weight-asian="bold" style:font-weight-complex="bold"/>
    </style:style>
    <style:style style:name="T11" style:family="text">
      <style:text-properties fo:font-weight="bold" officeooo:rsid="010b0b47" fo:background-color="#fff200" loext:char-shading-value="0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8ceef7" style:font-weight-asian="bold" style:font-weight-complex="bold"/>
    </style:style>
    <style:style style:name="T14" style:family="text">
      <style:text-properties fo:font-weight="bold" officeooo:rsid="010b0b47" style:font-weight-asian="bold" style:font-weight-complex="bold"/>
    </style:style>
    <style:style style:name="T15" style:family="text">
      <style:text-properties fo:font-weight="bold" officeooo:rsid="0276e9d2" style:font-weight-asian="bold" style:font-weight-complex="bold"/>
    </style:style>
    <style:style style:name="T16" style:family="text">
      <style:text-properties fo:font-weight="bold" officeooo:rsid="0285b5b7" style:font-weight-asian="bold" style:font-weight-complex="bold"/>
    </style:style>
    <style:style style:name="T17" style:family="text">
      <style:text-properties fo:font-weight="bold" officeooo:rsid="021c4c1c" style:font-weight-asian="bold" style:font-weight-complex="bold"/>
    </style:style>
    <style:style style:name="T18" style:family="text">
      <style:text-properties fo:font-weight="bold" officeooo:rsid="028af2ba" style:font-weight-asian="bold" style:font-weight-complex="bold"/>
    </style:style>
    <style:style style:name="T19" style:family="text">
      <style:text-properties fo:font-weight="bold" officeooo:rsid="02a0d6fc" style:font-weight-asian="bold" style:font-weight-complex="bold"/>
    </style:style>
    <style:style style:name="T20" style:family="text">
      <style:text-properties fo:font-weight="bold" officeooo:rsid="02b1bb4f" style:font-weight-asian="bold" style:font-weight-complex="bold"/>
    </style:style>
    <style:style style:name="T21" style:family="text">
      <style:text-properties fo:font-weight="bold" officeooo:rsid="0100f487" style:font-weight-asian="bold" style:font-weight-complex="bold"/>
    </style:style>
    <style:style style:name="T22" style:family="text">
      <style:text-properties fo:font-weight="bold" officeooo:rsid="00136227" style:font-weight-asian="bold" style:font-weight-complex="bold"/>
    </style:style>
    <style:style style:name="T23" style:family="text">
      <style:text-properties fo:font-weight="bold" officeooo:rsid="00d88c8c" style:font-weight-asian="bold" style:font-weight-complex="bold"/>
    </style:style>
    <style:style style:name="T24" style:family="text">
      <style:text-properties fo:font-weight="bold" officeooo:rsid="01ebd016" style:font-weight-asian="bold" style:font-weight-complex="bold"/>
    </style:style>
    <style:style style:name="T25" style:family="text">
      <style:text-properties fo:font-weight="bold" officeooo:rsid="02b74866" style:font-weight-asian="bold" style:font-weight-complex="bold"/>
    </style:style>
    <style:style style:name="T26" style:family="text">
      <style:text-properties fo:font-weight="bold" officeooo:rsid="00704232" style:font-weight-asian="bold" style:font-weight-complex="bold"/>
    </style:style>
    <style:style style:name="T27" style:family="text">
      <style:text-properties fo:font-weight="bold" officeooo:rsid="02c06899" style:font-weight-asian="bold" style:font-weight-complex="bold"/>
    </style:style>
    <style:style style:name="T28" style:family="text">
      <style:text-properties fo:font-weight="bold" officeooo:rsid="02d196f6" style:font-weight-asian="bold" style:font-weight-complex="bold"/>
    </style:style>
    <style:style style:name="T29" style:family="text">
      <style:text-properties fo:font-weight="bold" officeooo:rsid="02d4707c" style:font-weight-asian="bold" style:font-weight-complex="bold"/>
    </style:style>
    <style:style style:name="T30" style:family="text">
      <style:text-properties fo:font-weight="bold" officeooo:rsid="0100f487" fo:background-color="#dddddd" loext:char-shading-value="0" style:font-weight-asian="bold" style:font-weight-complex="bold"/>
    </style:style>
    <style:style style:name="T31" style:family="text">
      <style:text-properties fo:font-weight="bold" officeooo:rsid="0260d497" fo:background-color="#dddddd" loext:char-shading-value="0" style:font-weight-asian="bold" style:font-weight-complex="bold"/>
    </style:style>
    <style:style style:name="T32" style:family="text">
      <style:text-properties fo:font-weight="bold" officeooo:rsid="02b8b5b5" fo:background-color="#dddddd" loext:char-shading-value="0" style:font-weight-asian="bold" style:font-weight-complex="bold"/>
    </style:style>
    <style:style style:name="T33" style:family="text">
      <style:text-properties fo:font-weight="bold" officeooo:rsid="0298f551" fo:background-color="#dddddd" loext:char-shading-value="0" style:font-weight-asian="bold" style:font-weight-complex="bold"/>
    </style:style>
    <style:style style:name="T34" style:family="text">
      <style:text-properties fo:font-weight="bold" officeooo:rsid="029ae3bf" fo:background-color="#dddddd" loext:char-shading-value="0" style:font-weight-asian="bold" style:font-weight-complex="bold"/>
    </style:style>
    <style:style style:name="T35" style:family="text">
      <style:text-properties fo:font-weight="bold" fo:background-color="transparent" loext:char-shading-value="0" style:font-weight-asian="bold" style:font-weight-complex="bold"/>
    </style:style>
    <style:style style:name="T36" style:family="text">
      <style:text-properties fo:font-weight="bold" officeooo:rsid="02644fe5" fo:background-color="transparent" loext:char-shading-value="0" style:font-weight-asian="bold" style:font-weight-complex="bold"/>
    </style:style>
    <style:style style:name="T37" style:family="text">
      <style:text-properties fo:font-weight="bold" officeooo:rsid="0265ce26" fo:background-color="transparent" loext:char-shading-value="0" style:font-weight-asian="bold" style:font-weight-complex="bold"/>
    </style:style>
    <style:style style:name="T38" style:family="text">
      <style:text-properties fo:font-weight="bold" officeooo:rsid="026ba5b5" fo:background-color="transparent" loext:char-shading-value="0" style:font-weight-asian="bold" style:font-weight-complex="bold"/>
    </style:style>
    <style:style style:name="T39" style:family="text">
      <style:text-properties fo:font-weight="bold" officeooo:rsid="0282233a" fo:background-color="transparent" loext:char-shading-value="0" style:font-weight-asian="bold" style:font-weight-complex="bold"/>
    </style:style>
    <style:style style:name="T40" style:family="text">
      <style:text-properties fo:font-weight="bold" officeooo:rsid="026fcab7" fo:background-color="transparent" loext:char-shading-value="0" style:font-weight-asian="bold" style:font-weight-complex="bold"/>
    </style:style>
    <style:style style:name="T41" style:family="text">
      <style:text-properties fo:font-weight="bold" officeooo:rsid="0298f551" fo:background-color="transparent" loext:char-shading-value="0" style:font-weight-asian="bold" style:font-weight-complex="bold"/>
    </style:style>
    <style:style style:name="T42" style:family="text">
      <style:text-properties fo:font-weight="bold" officeooo:rsid="0282b274" fo:background-color="transparent" loext:char-shading-value="0" style:font-weight-asian="bold" style:font-weight-complex="bold"/>
    </style:style>
    <style:style style:name="T43" style:family="text">
      <style:text-properties fo:font-weight="bold" officeooo:rsid="0271cf8b" fo:background-color="transparent" loext:char-shading-value="0" style:font-weight-asian="bold" style:font-weight-complex="bold"/>
    </style:style>
    <style:style style:name="T44" style:family="text">
      <style:text-properties fo:font-weight="bold" officeooo:rsid="02732676" fo:background-color="transparent" loext:char-shading-value="0" style:font-weight-asian="bold" style:font-weight-complex="bold"/>
    </style:style>
    <style:style style:name="T45" style:family="text">
      <style:text-properties fo:font-weight="bold" officeooo:rsid="0100f487" fo:background-color="transparent" loext:char-shading-value="0" style:font-weight-asian="bold" style:font-weight-complex="bold"/>
    </style:style>
    <style:style style:name="T46" style:family="text">
      <style:text-properties fo:font-weight="bold" officeooo:rsid="0277361f" fo:background-color="transparent" loext:char-shading-value="0" style:font-weight-asian="bold" style:font-weight-complex="bold"/>
    </style:style>
    <style:style style:name="T47" style:family="text">
      <style:text-properties fo:font-weight="bold" officeooo:rsid="02738579" fo:background-color="transparent" loext:char-shading-value="0" style:font-weight-asian="bold" style:font-weight-complex="bold"/>
    </style:style>
    <style:style style:name="T48" style:family="text">
      <style:text-properties fo:font-weight="bold" officeooo:rsid="02746548" fo:background-color="transparent" loext:char-shading-value="0" style:font-weight-asian="bold" style:font-weight-complex="bold"/>
    </style:style>
    <style:style style:name="T49" style:family="text">
      <style:text-properties fo:font-weight="bold" officeooo:rsid="029c8a49" fo:background-color="transparent" loext:char-shading-value="0" style:font-weight-asian="bold" style:font-weight-complex="bold"/>
    </style:style>
    <style:style style:name="T50" style:family="text">
      <style:text-properties fo:font-weight="bold" officeooo:rsid="021c4c1c" fo:background-color="transparent" loext:char-shading-value="0" style:font-weight-asian="bold" style:font-weight-complex="bold"/>
    </style:style>
    <style:style style:name="T51" style:family="text">
      <style:text-properties fo:font-weight="bold" officeooo:rsid="027e31e7" fo:background-color="transparent" loext:char-shading-value="0" style:font-weight-asian="bold" style:font-weight-complex="bold"/>
    </style:style>
    <style:style style:name="T52" style:family="text">
      <style:text-properties fo:font-weight="bold" officeooo:rsid="027cf8f8" fo:background-color="transparent" loext:char-shading-value="0" style:font-weight-asian="bold" style:font-weight-complex="bold"/>
    </style:style>
    <style:style style:name="T53" style:family="text">
      <style:text-properties fo:font-weight="bold" officeooo:rsid="0280470c" fo:background-color="transparent" loext:char-shading-value="0" style:font-weight-asian="bold" style:font-weight-complex="bold"/>
    </style:style>
    <style:style style:name="T54" style:family="text">
      <style:text-properties fo:font-weight="bold" officeooo:rsid="029ac067" fo:background-color="transparent" loext:char-shading-value="0" style:font-weight-asian="bold" style:font-weight-complex="bold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28a8df8" style:font-weight-asian="normal" style:font-weight-complex="normal"/>
    </style:style>
    <style:style style:name="T57" style:family="text">
      <style:text-properties fo:font-weight="normal" officeooo:rsid="00d88c8c" style:font-weight-asian="normal" style:font-weight-complex="normal"/>
    </style:style>
    <style:style style:name="T58" style:family="text">
      <style:text-properties fo:font-weight="normal" officeooo:rsid="0032ee51" style:font-weight-asian="normal" style:font-weight-complex="normal"/>
    </style:style>
    <style:style style:name="T59" style:family="text">
      <style:text-properties fo:font-weight="normal" officeooo:rsid="02b74866" style:font-weight-asian="normal" style:font-weight-complex="normal"/>
    </style:style>
    <style:style style:name="T60" style:family="text">
      <style:text-properties fo:font-weight="normal" officeooo:rsid="02b811ca" style:font-weight-asian="normal" style:font-weight-complex="normal"/>
    </style:style>
    <style:style style:name="T61" style:family="text">
      <style:text-properties fo:font-weight="normal" officeooo:rsid="02cd84e9" style:font-weight-asian="normal" style:font-weight-complex="normal"/>
    </style:style>
    <style:style style:name="T62" style:family="text">
      <style:text-properties fo:font-weight="normal" officeooo:rsid="0100f487" fo:background-color="#dddddd" loext:char-shading-value="0" style:font-weight-asian="normal" style:font-weight-complex="normal"/>
    </style:style>
    <style:style style:name="T63" style:family="text">
      <style:text-properties fo:font-weight="normal" officeooo:rsid="00357d7d" fo:background-color="#dddddd" loext:char-shading-value="0" style:font-weight-asian="normal" style:font-weight-complex="normal"/>
    </style:style>
    <style:style style:name="T64" style:family="text">
      <style:text-properties fo:font-weight="normal" officeooo:rsid="0014eac0" fo:background-color="#dddddd" loext:char-shading-value="0" style:font-weight-asian="normal" style:font-weight-complex="normal"/>
    </style:style>
    <style:style style:name="T65" style:family="text">
      <style:text-properties fo:font-weight="normal" officeooo:rsid="00a176b7" fo:background-color="#dddddd" loext:char-shading-value="0" style:font-weight-asian="normal" style:font-weight-complex="normal"/>
    </style:style>
    <style:style style:name="T66" style:family="text">
      <style:text-properties fo:font-weight="normal" officeooo:rsid="02b8b5b5" fo:background-color="#dddddd" loext:char-shading-value="0" style:font-weight-asian="normal" style:font-weight-complex="normal"/>
    </style:style>
    <style:style style:name="T67" style:family="text">
      <style:text-properties fo:font-weight="normal" officeooo:rsid="026ba5b5" fo:background-color="#dddddd" loext:char-shading-value="0" style:font-weight-asian="normal" style:font-weight-complex="normal"/>
    </style:style>
    <style:style style:name="T68" style:family="text">
      <style:text-properties fo:font-weight="normal" officeooo:rsid="0265ce26" fo:background-color="#dddddd" loext:char-shading-value="0" style:font-weight-asian="normal" style:font-weight-complex="normal"/>
    </style:style>
    <style:style style:name="T69" style:family="text">
      <style:text-properties fo:font-weight="normal" officeooo:rsid="02981894" fo:background-color="#dddddd" loext:char-shading-value="0" style:font-weight-asian="normal" style:font-weight-complex="normal"/>
    </style:style>
    <style:style style:name="T70" style:family="text">
      <style:text-properties fo:font-weight="normal" officeooo:rsid="02848b33" fo:background-color="#dddddd" loext:char-shading-value="0" style:font-weight-asian="normal" style:font-weight-complex="normal"/>
    </style:style>
    <style:style style:name="T71" style:family="text">
      <style:text-properties fo:font-weight="normal" officeooo:rsid="0278e002" fo:background-color="#dddddd" loext:char-shading-value="0" style:font-weight-asian="normal" style:font-weight-complex="normal"/>
    </style:style>
    <style:style style:name="T72" style:family="text">
      <style:text-properties fo:font-weight="normal" officeooo:rsid="0298f551" fo:background-color="#dddddd" loext:char-shading-value="0" style:font-weight-asian="normal" style:font-weight-complex="normal"/>
    </style:style>
    <style:style style:name="T73" style:family="text">
      <style:text-properties fo:font-weight="normal" officeooo:rsid="029c8a49" fo:background-color="#dddddd" loext:char-shading-value="0" style:font-weight-asian="normal" style:font-weight-complex="normal"/>
    </style:style>
    <style:style style:name="T74" style:family="text">
      <style:text-properties fo:font-weight="normal" officeooo:rsid="029eec2c" fo:background-color="#dddddd" loext:char-shading-value="0" style:font-weight-asian="normal" style:font-weight-complex="normal"/>
    </style:style>
    <style:style style:name="T75" style:family="text">
      <style:text-properties fo:font-weight="normal" officeooo:rsid="029ae3bf" fo:background-color="#dddddd" loext:char-shading-value="0" style:font-weight-asian="normal" style:font-weight-complex="normal"/>
    </style:style>
    <style:style style:name="T76" style:family="text">
      <style:text-properties fo:font-weight="normal" officeooo:rsid="0033d7b7" fo:background-color="#dddddd" loext:char-shading-value="0" style:font-weight-asian="normal" style:font-weight-complex="normal"/>
    </style:style>
    <style:style style:name="T77" style:family="text">
      <style:text-properties fo:font-weight="normal" officeooo:rsid="02b74866" fo:background-color="#dddddd" loext:char-shading-value="0" style:font-weight-asian="normal" style:font-weight-complex="normal"/>
    </style:style>
    <style:style style:name="T78" style:family="text">
      <style:text-properties fo:font-weight="normal" fo:background-color="transparent" loext:char-shading-value="0" style:font-weight-asian="normal" style:font-weight-complex="normal"/>
    </style:style>
    <style:style style:name="T79" style:family="text">
      <style:text-properties fo:font-weight="normal" officeooo:rsid="02644fe5" fo:background-color="transparent" loext:char-shading-value="0" style:font-weight-asian="normal" style:font-weight-complex="normal"/>
    </style:style>
    <style:style style:name="T80" style:family="text">
      <style:text-properties fo:font-weight="normal" officeooo:rsid="0267a02a" fo:background-color="transparent" loext:char-shading-value="0" style:font-weight-asian="normal" style:font-weight-complex="normal"/>
    </style:style>
    <style:style style:name="T81" style:family="text">
      <style:text-properties fo:font-weight="normal" officeooo:rsid="026916d6" fo:background-color="transparent" loext:char-shading-value="0" style:font-weight-asian="normal" style:font-weight-complex="normal"/>
    </style:style>
    <style:style style:name="T82" style:family="text">
      <style:text-properties fo:font-weight="normal" officeooo:rsid="0269b10c" fo:background-color="transparent" loext:char-shading-value="0" style:font-weight-asian="normal" style:font-weight-complex="normal"/>
    </style:style>
    <style:style style:name="T83" style:family="text">
      <style:text-properties fo:font-weight="normal" officeooo:rsid="026ba5b5" fo:background-color="transparent" loext:char-shading-value="0" style:font-weight-asian="normal" style:font-weight-complex="normal"/>
    </style:style>
    <style:style style:name="T84" style:family="text">
      <style:text-properties fo:font-weight="normal" officeooo:rsid="007d3450" fo:background-color="transparent" loext:char-shading-value="0" style:font-weight-asian="normal" style:font-weight-complex="normal"/>
    </style:style>
    <style:style style:name="T85" style:family="text">
      <style:text-properties fo:font-weight="normal" officeooo:rsid="00d88c8c" fo:background-color="transparent" loext:char-shading-value="0" style:font-weight-asian="normal" style:font-weight-complex="normal"/>
    </style:style>
    <style:style style:name="T86" style:family="text">
      <style:text-properties fo:font-weight="normal" officeooo:rsid="02bab20a" fo:background-color="transparent" loext:char-shading-value="0" style:font-weight-asian="normal" style:font-weight-complex="normal"/>
    </style:style>
    <style:style style:name="T87" style:family="text">
      <style:text-properties fo:font-weight="normal" officeooo:rsid="0282233a" fo:background-color="transparent" loext:char-shading-value="0" style:font-weight-asian="normal" style:font-weight-complex="normal"/>
    </style:style>
    <style:style style:name="T88" style:family="text">
      <style:text-properties fo:font-weight="normal" officeooo:rsid="0298f551" fo:background-color="transparent" loext:char-shading-value="0" style:font-weight-asian="normal" style:font-weight-complex="normal"/>
    </style:style>
    <style:style style:name="T89" style:family="text">
      <style:text-properties fo:font-weight="normal" officeooo:rsid="026fcab7" fo:background-color="transparent" loext:char-shading-value="0" style:font-weight-asian="normal" style:font-weight-complex="normal"/>
    </style:style>
    <style:style style:name="T90" style:family="text">
      <style:text-properties fo:font-weight="normal" officeooo:rsid="0271cf8b" fo:background-color="transparent" loext:char-shading-value="0" style:font-weight-asian="normal" style:font-weight-complex="normal"/>
    </style:style>
    <style:style style:name="T91" style:family="text">
      <style:text-properties fo:font-weight="normal" officeooo:rsid="0282b274" fo:background-color="transparent" loext:char-shading-value="0" style:font-weight-asian="normal" style:font-weight-complex="normal"/>
    </style:style>
    <style:style style:name="T92" style:family="text">
      <style:text-properties fo:font-weight="normal" officeooo:rsid="02732676" fo:background-color="transparent" loext:char-shading-value="0" style:font-weight-asian="normal" style:font-weight-complex="normal"/>
    </style:style>
    <style:style style:name="T93" style:family="text">
      <style:text-properties fo:font-weight="normal" officeooo:rsid="02bb2b52" fo:background-color="transparent" loext:char-shading-value="0" style:font-weight-asian="normal" style:font-weight-complex="normal"/>
    </style:style>
    <style:style style:name="T94" style:family="text">
      <style:text-properties fo:font-weight="normal" officeooo:rsid="02848b33" fo:background-color="transparent" loext:char-shading-value="0" style:font-weight-asian="normal" style:font-weight-complex="normal"/>
    </style:style>
    <style:style style:name="T95" style:family="text">
      <style:text-properties fo:font-weight="normal" officeooo:rsid="0100f487" fo:background-color="transparent" loext:char-shading-value="0" style:font-weight-asian="normal" style:font-weight-complex="normal"/>
    </style:style>
    <style:style style:name="T96" style:family="text">
      <style:text-properties fo:font-weight="normal" officeooo:rsid="0277361f" fo:background-color="transparent" loext:char-shading-value="0" style:font-weight-asian="normal" style:font-weight-complex="normal"/>
    </style:style>
    <style:style style:name="T97" style:family="text">
      <style:text-properties fo:font-weight="normal" officeooo:rsid="02738579" fo:background-color="transparent" loext:char-shading-value="0" style:font-weight-asian="normal" style:font-weight-complex="normal"/>
    </style:style>
    <style:style style:name="T98" style:family="text">
      <style:text-properties fo:font-weight="normal" officeooo:rsid="02798e0a" fo:background-color="transparent" loext:char-shading-value="0" style:font-weight-asian="normal" style:font-weight-complex="normal"/>
    </style:style>
    <style:style style:name="T99" style:family="text">
      <style:text-properties fo:font-weight="normal" officeooo:rsid="02746548" fo:background-color="transparent" loext:char-shading-value="0" style:font-weight-asian="normal" style:font-weight-complex="normal"/>
    </style:style>
    <style:style style:name="T100" style:family="text">
      <style:text-properties fo:font-weight="normal" officeooo:rsid="0278e002" fo:background-color="transparent" loext:char-shading-value="0" style:font-weight-asian="normal" style:font-weight-complex="normal"/>
    </style:style>
    <style:style style:name="T101" style:family="text">
      <style:text-properties fo:font-weight="normal" officeooo:rsid="029c8a49" fo:background-color="transparent" loext:char-shading-value="0" style:font-weight-asian="normal" style:font-weight-complex="normal"/>
    </style:style>
    <style:style style:name="T102" style:family="text">
      <style:text-properties fo:font-weight="normal" officeooo:rsid="027af32f" fo:background-color="transparent" loext:char-shading-value="0" style:font-weight-asian="normal" style:font-weight-complex="normal"/>
    </style:style>
    <style:style style:name="T103" style:family="text">
      <style:text-properties fo:font-weight="normal" officeooo:rsid="021c4c1c" fo:background-color="transparent" loext:char-shading-value="0" style:font-weight-asian="normal" style:font-weight-complex="normal"/>
    </style:style>
    <style:style style:name="T104" style:family="text">
      <style:text-properties fo:font-weight="normal" officeooo:rsid="027e31e7" fo:background-color="transparent" loext:char-shading-value="0" style:font-weight-asian="normal" style:font-weight-complex="normal"/>
    </style:style>
    <style:style style:name="T105" style:family="text">
      <style:text-properties fo:font-weight="normal" officeooo:rsid="027cf8f8" fo:background-color="transparent" loext:char-shading-value="0" style:font-weight-asian="normal" style:font-weight-complex="normal"/>
    </style:style>
    <style:style style:name="T106" style:family="text">
      <style:text-properties fo:font-weight="normal" officeooo:rsid="027ff783" fo:background-color="transparent" loext:char-shading-value="0" style:font-weight-asian="normal" style:font-weight-complex="normal"/>
    </style:style>
    <style:style style:name="T107" style:family="text">
      <style:text-properties fo:font-weight="normal" officeooo:rsid="029dc23b" fo:background-color="transparent" loext:char-shading-value="0" style:font-weight-asian="normal" style:font-weight-complex="normal"/>
    </style:style>
    <style:style style:name="T108" style:family="text">
      <style:text-properties fo:font-weight="normal" officeooo:rsid="0280470c" fo:background-color="transparent" loext:char-shading-value="0" style:font-weight-asian="normal" style:font-weight-complex="normal"/>
    </style:style>
    <style:style style:name="T109" style:family="text">
      <style:text-properties fo:font-weight="normal" officeooo:rsid="0285b5b7" fo:background-color="transparent" loext:char-shading-value="0" style:font-weight-asian="normal" style:font-weight-complex="normal"/>
    </style:style>
    <style:style style:name="T110" style:family="text">
      <style:text-properties fo:font-weight="normal" officeooo:rsid="029ac067" fo:background-color="transparent" loext:char-shading-value="0" style:font-weight-asian="normal" style:font-weight-complex="normal"/>
    </style:style>
    <style:style style:name="T111" style:family="text">
      <style:text-properties fo:font-weight="normal" officeooo:rsid="028a8df8" fo:background-color="transparent" loext:char-shading-value="0" style:font-weight-asian="normal" style:font-weight-complex="normal"/>
    </style:style>
    <style:style style:name="T112" style:family="text">
      <style:text-properties fo:font-weight="normal" officeooo:rsid="02335c97" fo:background-color="transparent" loext:char-shading-value="0" style:font-weight-asian="normal" style:font-weight-complex="normal"/>
    </style:style>
    <style:style style:name="T113" style:family="text">
      <style:text-properties fo:font-weight="normal" officeooo:rsid="028f4776" fo:background-color="transparent" loext:char-shading-value="0" style:font-weight-asian="normal" style:font-weight-complex="normal"/>
    </style:style>
    <style:style style:name="T114" style:family="text">
      <style:text-properties fo:font-weight="normal" officeooo:rsid="00bb70dd" fo:background-color="transparent" loext:char-shading-value="0" style:font-weight-asian="normal" style:font-weight-complex="normal"/>
    </style:style>
    <style:style style:name="T115" style:family="text">
      <style:text-properties fo:font-weight="normal" officeooo:rsid="00704232" fo:background-color="transparent" loext:char-shading-value="0" style:font-weight-asian="normal" style:font-weight-complex="normal"/>
    </style:style>
    <style:style style:name="T116" style:family="text">
      <style:text-properties fo:font-weight="normal" officeooo:rsid="02d6d23b" fo:background-color="transparent" loext:char-shading-value="0" style:font-weight-asian="normal" style:font-weight-complex="normal"/>
    </style:style>
    <style:style style:name="T117" style:family="text">
      <style:text-properties fo:font-weight="normal" officeooo:rsid="02d96058" fo:background-color="transparent" loext:char-shading-value="0" style:font-weight-asian="normal" style:font-weight-complex="normal"/>
    </style:style>
    <style:style style:name="T1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9" style:family="text">
      <style:text-properties fo:font-style="italic" fo:font-weight="bold" officeooo:rsid="0276e9d2" style:font-style-asian="italic" style:font-weight-asian="bold" style:font-style-complex="italic" style:font-weight-complex="bold"/>
    </style:style>
    <style:style style:name="T120" style:family="text">
      <style:text-properties fo:font-style="italic" fo:font-weight="bold" officeooo:rsid="021c4c1c" style:font-style-asian="italic" style:font-weight-asian="bold" style:font-style-complex="italic" style:font-weight-complex="bold"/>
    </style:style>
    <style:style style:name="T121" style:family="text">
      <style:text-properties fo:font-style="italic" fo:font-weight="bold" officeooo:rsid="02a2e2b8" style:font-style-asian="italic" style:font-weight-asian="bold" style:font-style-complex="italic" style:font-weight-complex="bold"/>
    </style:style>
    <style:style style:name="T122" style:family="text">
      <style:text-properties fo:font-style="italic" fo:font-weight="bold" officeooo:rsid="02a6e172" style:font-style-asian="italic" style:font-weight-asian="bold" style:font-style-complex="italic" style:font-weight-complex="bold"/>
    </style:style>
    <style:style style:name="T123" style:family="text">
      <style:text-properties fo:font-style="italic" fo:font-weight="bold" officeooo:rsid="02b811ca" style:font-style-asian="italic" style:font-weight-asian="bold" style:font-style-complex="italic" style:font-weight-complex="bold"/>
    </style:style>
    <style:style style:name="T124" style:family="text">
      <style:text-properties fo:font-style="italic" fo:font-weight="bold" officeooo:rsid="02b74866" style:font-style-asian="italic" style:font-weight-asian="bold" style:font-style-complex="italic" style:font-weight-complex="bold"/>
    </style:style>
    <style:style style:name="T125" style:family="text">
      <style:text-properties fo:font-style="italic" fo:font-weight="bold" officeooo:rsid="028a8df8" style:font-style-asian="italic" style:font-weight-asian="bold" style:font-style-complex="italic" style:font-weight-complex="bold"/>
    </style:style>
    <style:style style:name="T126" style:family="text">
      <style:text-properties fo:font-style="italic" fo:font-weight="bold" officeooo:rsid="02d196f6" style:font-style-asian="italic" style:font-weight-asian="bold" style:font-style-complex="italic" style:font-weight-complex="bold"/>
    </style:style>
    <style:style style:name="T127" style:family="text">
      <style:text-properties fo:font-style="italic" fo:font-weight="bold" officeooo:rsid="02d4707c" style:font-style-asian="italic" style:font-weight-asian="bold" style:font-style-complex="italic" style:font-weight-complex="bold"/>
    </style:style>
    <style:style style:name="T128" style:family="text">
      <style:text-properties fo:font-style="italic" fo:font-weight="bold" officeooo:rsid="0286dd03" fo:background-color="#fff200" loext:char-shading-value="0" style:font-style-asian="italic" style:font-weight-asian="bold" style:font-style-complex="italic" style:font-weight-complex="bold"/>
    </style:style>
    <style:style style:name="T129" style:family="text">
      <style:text-properties fo:font-style="italic" fo:font-weight="bold" officeooo:rsid="0296b238" fo:background-color="#fff200" loext:char-shading-value="0" style:font-style-asian="italic" style:font-weight-asian="bold" style:font-style-complex="italic" style:font-weight-complex="bold"/>
    </style:style>
    <style:style style:name="T130" style:family="text">
      <style:text-properties fo:font-style="italic" fo:font-weight="bold" officeooo:rsid="026ba5b5" fo:background-color="#fff200" loext:char-shading-value="0" style:font-style-asian="italic" style:font-weight-asian="bold" style:font-style-complex="italic" style:font-weight-complex="bold"/>
    </style:style>
    <style:style style:name="T131" style:family="text">
      <style:text-properties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132" style:family="text">
      <style:text-properties fo:font-style="italic" fo:font-weight="bold" officeooo:rsid="02644fe5" fo:background-color="transparent" loext:char-shading-value="0" style:font-style-asian="italic" style:font-weight-asian="bold" style:font-style-complex="italic" style:font-weight-complex="bold"/>
    </style:style>
    <style:style style:name="T133" style:family="text">
      <style:text-properties fo:font-style="italic" fo:font-weight="bold" officeooo:rsid="021c4c1c" fo:background-color="transparent" loext:char-shading-value="0" style:font-style-asian="italic" style:font-weight-asian="bold" style:font-style-complex="italic" style:font-weight-complex="bold"/>
    </style:style>
    <style:style style:name="T134" style:family="text">
      <style:text-properties fo:font-style="italic" fo:font-weight="bold" officeooo:rsid="0271cf8b" fo:background-color="transparent" loext:char-shading-value="0" style:font-style-asian="italic" style:font-weight-asian="bold" style:font-style-complex="italic" style:font-weight-complex="bold"/>
    </style:style>
    <style:style style:name="T135" style:family="text">
      <style:text-properties fo:font-style="italic" fo:font-weight="bold" officeooo:rsid="02738579" fo:background-color="transparent" loext:char-shading-value="0" style:font-style-asian="italic" style:font-weight-asian="bold" style:font-style-complex="italic" style:font-weight-complex="bold"/>
    </style:style>
    <style:style style:name="T136" style:family="text">
      <style:text-properties fo:font-style="italic" fo:font-weight="bold" officeooo:rsid="02746548" fo:background-color="transparent" loext:char-shading-value="0" style:font-style-asian="italic" style:font-weight-asian="bold" style:font-style-complex="italic" style:font-weight-complex="bold"/>
    </style:style>
    <style:style style:name="T137" style:family="text">
      <style:text-properties fo:font-style="italic" fo:font-weight="bold" officeooo:rsid="029c8a49" fo:background-color="transparent" loext:char-shading-value="0" style:font-style-asian="italic" style:font-weight-asian="bold" style:font-style-complex="italic" style:font-weight-complex="bold"/>
    </style:style>
    <style:style style:name="T138" style:family="text">
      <style:text-properties fo:font-style="italic" fo:font-weight="bold" officeooo:rsid="027e31e7" fo:background-color="transparent" loext:char-shading-value="0" style:font-style-asian="italic" style:font-weight-asian="bold" style:font-style-complex="italic" style:font-weight-complex="bold"/>
    </style:style>
    <style:style style:name="T139" style:family="text">
      <style:text-properties fo:font-style="italic" fo:font-weight="bold" officeooo:rsid="029dc23b" fo:background-color="transparent" loext:char-shading-value="0" style:font-style-asian="italic" style:font-weight-asian="bold" style:font-style-complex="italic" style:font-weight-complex="bold"/>
    </style:style>
    <style:style style:name="T140" style:family="text">
      <style:text-properties fo:font-style="italic" fo:font-weight="bold" officeooo:rsid="029be6d2" fo:background-color="transparent" loext:char-shading-value="0" style:font-style-asian="italic" style:font-weight-asian="bold" style:font-style-complex="italic" style:font-weight-complex="bold"/>
    </style:style>
    <style:style style:name="T141" style:family="text">
      <style:text-properties fo:font-style="italic" fo:font-weight="bold" officeooo:rsid="02a6e172" fo:background-color="transparent" loext:char-shading-value="0" style:font-style-asian="italic" style:font-weight-asian="bold" style:font-style-complex="italic" style:font-weight-complex="bold"/>
    </style:style>
    <style:style style:name="T142" style:family="text">
      <style:text-properties fo:font-style="italic" fo:font-weight="bold" officeooo:rsid="02b4142a" fo:background-color="transparent" loext:char-shading-value="0" style:font-style-asian="italic" style:font-weight-asian="bold" style:font-style-complex="italic" style:font-weight-complex="bold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officeooo:rsid="0276e9d2" style:font-style-asian="italic" style:font-style-complex="italic"/>
    </style:style>
    <style:style style:name="T145" style:family="text">
      <style:text-properties fo:font-style="italic" officeooo:rsid="021c4c1c" style:font-style-asian="italic" style:font-style-complex="italic"/>
    </style:style>
    <style:style style:name="T146" style:family="text">
      <style:text-properties fo:font-style="italic" officeooo:rsid="028a8df8" style:font-style-asian="italic" style:font-style-complex="italic"/>
    </style:style>
    <style:style style:name="T147" style:family="text">
      <style:text-properties fo:font-style="italic" officeooo:rsid="02b068c6" style:font-style-asian="italic" style:font-style-complex="italic"/>
    </style:style>
    <style:style style:name="T148" style:family="text">
      <style:text-properties fo:font-style="italic" fo:font-weight="normal" officeooo:rsid="021be2de" style:font-style-asian="italic" style:font-weight-asian="normal" style:font-style-complex="italic" style:font-weight-complex="normal"/>
    </style:style>
    <style:style style:name="T149" style:family="text">
      <style:text-properties fo:font-style="italic" fo:font-weight="normal" officeooo:rsid="021c4c1c" fo:background-color="transparent" loext:char-shading-value="0" style:font-style-asian="italic" style:font-weight-asian="normal" style:font-style-complex="italic" style:font-weight-complex="normal"/>
    </style:style>
    <style:style style:name="T150" style:family="text">
      <style:text-properties fo:font-style="italic" fo:font-weight="normal" officeooo:rsid="0100f487" fo:background-color="transparent" loext:char-shading-value="0" style:font-style-asian="italic" style:font-weight-asian="normal" style:font-style-complex="italic" style:font-weight-complex="normal"/>
    </style:style>
    <style:style style:name="T151" style:family="text">
      <style:text-properties fo:font-style="italic" fo:font-weight="normal" officeooo:rsid="02848b33" fo:background-color="#dddddd" loext:char-shading-value="0" style:font-style-asian="italic" style:font-weight-asian="normal" style:font-style-complex="italic" style:font-weight-complex="normal"/>
    </style:style>
    <style:style style:name="T1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21be2de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28cb20e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28e5732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2a2c8c1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2a2e2b8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2c06899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28cb20e" fo:background-color="transparent" loext:char-shading-value="0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21c4c1c" fo:background-color="transparent" loext:char-shading-value="0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28364e9" fo:background-color="transparent" loext:char-shading-value="0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29be6d2" fo:background-color="transparent" loext:char-shading-value="0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21be2de" fo:background-color="transparent" loext:char-shading-value="0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2a6d5b7" fo:background-color="transparent" loext:char-shading-value="0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2a6e172" fo:background-color="transparent" loext:char-shading-value="0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2b4142a" fo:background-color="transparent" loext:char-shading-value="0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2a8b5c3" fo:background-color="transparent" loext:char-shading-value="0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2af29e1" fo:background-color="transparent" loext:char-shading-value="0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02b068c6" fo:background-color="transparent" loext:char-shading-value="0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fo:background-color="#dddddd" loext:char-shading-value="0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100f487" fo:background-color="#dddddd" loext:char-shading-value="0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1a1af40" fo:background-color="#dddddd" loext:char-shading-value="0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20eabcb" fo:background-color="#dddddd" loext:char-shading-value="0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28cb20e" fo:background-color="#dddddd" loext:char-shading-value="0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2b1bb4f" fo:background-color="#dddddd" loext:char-shading-value="0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2a2e2b8" fo:background-color="#dddddd" loext:char-shading-value="0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2c06899" fo:background-color="#dddddd" loext:char-shading-value="0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0" style:family="text">
      <style:text-properties fo:font-style="normal" fo:font-weight="bold" officeooo:rsid="021c4c1c" style:font-style-asian="normal" style:font-weight-asian="bold" style:font-style-complex="normal" style:font-weight-complex="bold"/>
    </style:style>
    <style:style style:name="T181" style:family="text">
      <style:text-properties fo:font-style="normal" fo:font-weight="bold" officeooo:rsid="021be2de" style:font-style-asian="normal" style:font-weight-asian="bold" style:font-style-complex="normal" style:font-weight-complex="bold"/>
    </style:style>
    <style:style style:name="T182" style:family="text">
      <style:text-properties fo:font-style="normal" fo:font-weight="bold" officeooo:rsid="028e5732" style:font-style-asian="normal" style:font-weight-asian="bold" style:font-style-complex="normal" style:font-weight-complex="bold"/>
    </style:style>
    <style:style style:name="T183" style:family="text">
      <style:text-properties fo:font-style="normal" fo:font-weight="bold" officeooo:rsid="02a6e172" style:font-style-asian="normal" style:font-weight-asian="bold" style:font-style-complex="normal" style:font-weight-complex="bold"/>
    </style:style>
    <style:style style:name="T184" style:family="text">
      <style:text-properties fo:font-style="normal" fo:font-weight="bold" officeooo:rsid="026ba5b5" fo:background-color="#fff200" loext:char-shading-value="0" style:font-style-asian="normal" style:font-weight-asian="bold" style:font-style-complex="normal" style:font-weight-complex="bold"/>
    </style:style>
    <style:style style:name="T185" style:family="text">
      <style:text-properties fo:font-style="normal" fo:font-weight="bold" officeooo:rsid="0286dd03" fo:background-color="#fff200" loext:char-shading-value="0" style:font-style-asian="normal" style:font-weight-asian="bold" style:font-style-complex="normal" style:font-weight-complex="bold"/>
    </style:style>
    <style:style style:name="T186" style:family="text">
      <style:text-properties fo:font-style="normal" fo:font-weight="bold" officeooo:rsid="02c5da8e" fo:background-color="#fff200" loext:char-shading-value="0" style:font-style-asian="normal" style:font-weight-asian="bold" style:font-style-complex="normal" style:font-weight-complex="bold"/>
    </style:style>
    <style:style style:name="T187" style:family="text">
      <style:text-properties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88" style:family="text">
      <style:text-properties fo:font-style="normal" fo:font-weight="bold" officeooo:rsid="028364e9" fo:background-color="transparent" loext:char-shading-value="0" style:font-style-asian="normal" style:font-weight-asian="bold" style:font-style-complex="normal" style:font-weight-complex="bold"/>
    </style:style>
    <style:style style:name="T189" style:family="text">
      <style:text-properties fo:font-style="normal" fo:font-weight="bold" officeooo:rsid="02a6d5b7" fo:background-color="transparent" loext:char-shading-value="0" style:font-style-asian="normal" style:font-weight-asian="bold" style:font-style-complex="normal" style:font-weight-complex="bold"/>
    </style:style>
    <style:style style:name="T190" style:family="text">
      <style:text-properties fo:font-style="normal" fo:font-weight="bold" officeooo:rsid="02a6e172" fo:background-color="transparent" loext:char-shading-value="0" style:font-style-asian="normal" style:font-weight-asian="bold" style:font-style-complex="normal" style:font-weight-complex="bold"/>
    </style:style>
    <style:style style:name="T191" style:family="text">
      <style:text-properties fo:font-style="normal" fo:font-weight="bold" officeooo:rsid="02b4142a" fo:background-color="transparent" loext:char-shading-value="0" style:font-style-asian="normal" style:font-weight-asian="bold" style:font-style-complex="normal" style:font-weight-complex="bold"/>
    </style:style>
    <style:style style:name="T192" style:family="text">
      <style:text-properties fo:font-style="normal" fo:font-weight="bold" officeooo:rsid="02a8b5c3" fo:background-color="transparent" loext:char-shading-value="0" style:font-style-asian="normal" style:font-weight-asian="bold" style:font-style-complex="normal" style:font-weight-complex="bold"/>
    </style:style>
    <style:style style:name="T193" style:family="text">
      <style:text-properties fo:font-style="normal" fo:font-weight="bold" officeooo:rsid="028cb20e" fo:background-color="#dddddd" loext:char-shading-value="0" style:font-style-asian="normal" style:font-weight-asian="bold" style:font-style-complex="normal" style:font-weight-complex="bold"/>
    </style:style>
    <style:style style:name="T194" style:family="text">
      <style:text-properties fo:font-style="normal" fo:font-weight="bold" officeooo:rsid="01a1af40" fo:background-color="#dddddd" loext:char-shading-value="0" style:font-style-asian="normal" style:font-weight-asian="bold" style:font-style-complex="normal" style:font-weight-complex="bold"/>
    </style:style>
    <style:style style:name="T195" style:family="text">
      <style:text-properties fo:font-style="normal" style:font-style-asian="normal" style:font-style-complex="normal"/>
    </style:style>
    <style:style style:name="T196" style:family="text">
      <style:text-properties fo:font-style="normal" officeooo:rsid="021c4c1c" style:font-style-asian="normal" style:font-style-complex="normal"/>
    </style:style>
    <style:style style:name="T197" style:family="text">
      <style:text-properties fo:font-style="normal" officeooo:rsid="028364e9" style:font-style-asian="normal" style:font-style-complex="normal"/>
    </style:style>
    <style:style style:name="T198" style:family="text">
      <style:text-properties fo:font-style="normal" officeooo:rsid="02a6e172" style:font-style-asian="normal" style:font-style-complex="normal"/>
    </style:style>
    <style:style style:name="T199" style:family="text">
      <style:text-properties fo:font-style="normal" officeooo:rsid="028cb20e" style:font-style-asian="normal" style:font-style-complex="normal"/>
    </style:style>
    <style:style style:name="T200" style:family="text">
      <style:text-properties fo:font-style="normal" officeooo:rsid="02bab20a" style:font-style-asian="normal" style:font-style-complex="normal"/>
    </style:style>
    <style:style style:name="T201" style:family="text">
      <style:text-properties fo:font-style="normal" officeooo:rsid="0100f487" fo:background-color="#dddddd" loext:char-shading-value="0" style:font-style-asian="normal" style:font-style-complex="normal"/>
    </style:style>
    <style:style style:name="T202" style:family="text">
      <style:text-properties officeooo:rsid="00704232"/>
    </style:style>
    <style:style style:name="T203" style:family="text">
      <style:text-properties officeooo:rsid="00fb0d24" fo:background-color="#fff200" loext:char-shading-value="0"/>
    </style:style>
    <style:style style:name="T204" style:family="text">
      <style:text-properties officeooo:rsid="007f05cd" fo:background-color="#fff200" loext:char-shading-value="0"/>
    </style:style>
    <style:style style:name="T205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206" style:family="text">
      <style:text-properties fo:language="en" fo:country="US" fo:font-weight="normal" officeooo:rsid="0267a02a" fo:background-color="transparent" loext:char-shading-value="0" style:font-weight-asian="normal" style:font-weight-complex="normal"/>
    </style:style>
    <style:style style:name="T207" style:family="text">
      <style:text-properties fo:language="en" fo:country="US" fo:font-weight="normal" officeooo:rsid="00d88c8c" fo:background-color="transparent" loext:char-shading-value="0" style:font-weight-asian="normal" style:font-weight-complex="normal"/>
    </style:style>
    <style:style style:name="T208" style:family="text">
      <style:text-properties fo:language="en" fo:country="US" fo:font-weight="normal" officeooo:rsid="021c4c1c" fo:background-color="transparent" loext:char-shading-value="0" style:font-weight-asian="normal" style:font-weight-complex="normal"/>
    </style:style>
    <style:style style:name="T209" style:family="text">
      <style:text-properties fo:language="en" fo:country="US" fo:font-weight="normal" officeooo:rsid="028a8df8" fo:background-color="transparent" loext:char-shading-value="0" style:font-weight-asian="normal" style:font-weight-complex="normal"/>
    </style:style>
    <style:style style:name="T210" style:family="text">
      <style:text-properties fo:language="en" fo:country="US" fo:font-weight="normal" officeooo:rsid="02c5da8e" fo:background-color="transparent" loext:char-shading-value="0" style:font-weight-asian="normal" style:font-weight-complex="normal"/>
    </style:style>
    <style:style style:name="T211" style:family="text">
      <style:text-properties fo:language="en" fo:country="US" fo:font-weight="normal" officeooo:rsid="029eec2c" fo:background-color="transparent" loext:char-shading-value="0" style:font-weight-asian="normal" style:font-weight-complex="normal"/>
    </style:style>
    <style:style style:name="T212" style:family="text">
      <style:text-properties fo:language="en" fo:country="US" fo:font-weight="normal" officeooo:rsid="028af2ba" fo:background-color="transparent" loext:char-shading-value="0" style:font-weight-asian="normal" style:font-weight-complex="normal"/>
    </style:style>
    <style:style style:name="T213" style:family="text">
      <style:text-properties fo:language="en" fo:country="US" fo:font-weight="normal" officeooo:rsid="02d196f6" fo:background-color="transparent" loext:char-shading-value="0" style:font-weight-asian="normal" style:font-weight-complex="normal"/>
    </style:style>
    <style:style style:name="T214" style:family="text">
      <style:text-properties fo:language="en" fo:country="US" fo:font-weight="normal" officeooo:rsid="027b5b08" fo:background-color="transparent" loext:char-shading-value="0" style:font-weight-asian="normal" style:font-weight-complex="normal"/>
    </style:style>
    <style:style style:name="T215" style:family="text">
      <style:text-properties fo:language="en" fo:country="US" fo:font-weight="normal" officeooo:rsid="02a1f404" fo:background-color="transparent" loext:char-shading-value="0" style:font-weight-asian="normal" style:font-weight-complex="normal"/>
    </style:style>
    <style:style style:name="T216" style:family="text">
      <style:text-properties fo:language="en" fo:country="US" fo:font-weight="normal" officeooo:rsid="02d2d9a4" fo:background-color="transparent" loext:char-shading-value="0" style:font-weight-asian="normal" style:font-weight-complex="normal"/>
    </style:style>
    <style:style style:name="T217" style:family="text">
      <style:text-properties fo:language="en" fo:country="US" fo:font-weight="normal" officeooo:rsid="02bee7ce" fo:background-color="transparent" loext:char-shading-value="0" style:font-weight-asian="normal" style:font-weight-complex="normal"/>
    </style:style>
    <style:style style:name="T218" style:family="text">
      <style:text-properties fo:language="en" fo:country="US" fo:font-weight="normal" officeooo:rsid="02b8b5b5" fo:background-color="transparent" loext:char-shading-value="0" style:font-weight-asian="normal" style:font-weight-complex="normal"/>
    </style:style>
    <style:style style:name="T219" style:family="text">
      <style:text-properties fo:language="en" fo:country="US" fo:font-weight="normal" officeooo:rsid="0269b10c" fo:background-color="transparent" loext:char-shading-value="0" style:font-weight-asian="normal" style:font-weight-complex="normal"/>
    </style:style>
    <style:style style:name="T220" style:family="text">
      <style:text-properties fo:language="en" fo:country="US" fo:font-weight="normal" officeooo:rsid="02dd2d9d" fo:background-color="transparent" loext:char-shading-value="0" style:font-weight-asian="normal" style:font-weight-complex="normal"/>
    </style:style>
    <style:style style:name="T221" style:family="text">
      <style:text-properties fo:language="en" fo:country="US" fo:font-weight="normal" officeooo:rsid="02c9e335" fo:background-color="transparent" loext:char-shading-value="0" style:font-weight-asian="normal" style:font-weight-complex="normal"/>
    </style:style>
    <style:style style:name="T222" style:family="text">
      <style:text-properties fo:language="en" fo:country="US" fo:font-weight="normal" officeooo:rsid="02dd4e7e" fo:background-color="transparent" loext:char-shading-value="0" style:font-weight-asian="normal" style:font-weight-complex="normal"/>
    </style:style>
    <style:style style:name="T223" style:family="text">
      <style:text-properties fo:language="en" fo:country="US" fo:font-weight="normal" officeooo:rsid="0100f487" fo:background-color="#dddddd" loext:char-shading-value="0" style:font-weight-asian="normal" style:font-weight-complex="normal"/>
    </style:style>
    <style:style style:name="T224" style:family="text">
      <style:text-properties fo:language="en" fo:country="US" fo:font-weight="normal" officeooo:rsid="0033d7b7" fo:background-color="#dddddd" loext:char-shading-value="0" style:font-weight-asian="normal" style:font-weight-complex="normal"/>
    </style:style>
    <style:style style:name="T225" style:family="text">
      <style:text-properties fo:language="en" fo:country="US" fo:font-weight="normal" officeooo:rsid="02bbefe4" fo:background-color="#dddddd" loext:char-shading-value="0" style:font-weight-asian="normal" style:font-weight-complex="normal"/>
    </style:style>
    <style:style style:name="T226" style:family="text">
      <style:text-properties fo:language="en" fo:country="US" fo:font-weight="normal" officeooo:rsid="02bd4dc8" fo:background-color="#dddddd" loext:char-shading-value="0" style:font-weight-asian="normal" style:font-weight-complex="normal"/>
    </style:style>
    <style:style style:name="T227" style:family="text">
      <style:text-properties fo:language="en" fo:country="US" fo:font-weight="normal" officeooo:rsid="02c3d2ba" fo:background-color="#dddddd" loext:char-shading-value="0" style:font-weight-asian="normal" style:font-weight-complex="normal"/>
    </style:style>
    <style:style style:name="T228" style:family="text">
      <style:text-properties fo:language="en" fo:country="US" fo:font-style="italic" fo:font-weight="bold" officeooo:rsid="0100f487" fo:background-color="#dddddd" loext:char-shading-value="0" style:font-style-asian="italic" style:font-weight-asian="bold" style:font-style-complex="italic" style:font-weight-complex="bold"/>
    </style:style>
    <style:style style:name="T229" style:family="text">
      <style:text-properties fo:language="en" fo:country="US" fo:font-style="italic" fo:font-weight="bold" officeooo:rsid="021c4c1c" fo:background-color="transparent" loext:char-shading-value="0" style:font-style-asian="italic" style:font-weight-asian="bold" style:font-style-complex="italic" style:font-weight-complex="bold"/>
    </style:style>
    <style:style style:name="T230" style:family="text">
      <style:text-properties fo:language="en" fo:country="US" fo:font-style="italic" fo:font-weight="bold" officeooo:rsid="026ba5b5" fo:background-color="#fff200" loext:char-shading-value="0" style:font-style-asian="italic" style:font-weight-asian="bold" style:font-style-complex="italic" style:font-weight-complex="bold"/>
    </style:style>
    <style:style style:name="T231" style:family="text">
      <style:text-properties fo:language="en" fo:country="US" fo:font-style="italic" fo:font-weight="normal" officeooo:rsid="028cb20e" fo:background-color="#dddddd" loext:char-shading-value="0" style:font-style-asian="italic" style:font-weight-asian="normal" style:font-style-complex="italic" style:font-weight-complex="normal"/>
    </style:style>
    <style:style style:name="T232" style:family="text">
      <style:text-properties fo:language="en" fo:country="US" fo:font-style="normal" fo:font-weight="normal" officeooo:rsid="028cb20e" fo:background-color="#dddddd" loext:char-shading-value="0" style:font-style-asian="normal" style:font-weight-asian="normal" style:font-style-complex="normal" style:font-weight-complex="normal"/>
    </style:style>
    <style:style style:name="T233" style:family="text">
      <style:text-properties fo:language="en" fo:country="US" fo:font-style="normal" fo:font-weight="normal" officeooo:rsid="02bd4dc8" fo:background-color="#dddddd" loext:char-shading-value="0" style:font-style-asian="normal" style:font-weight-asian="normal" style:font-style-complex="normal" style:font-weight-complex="normal"/>
    </style:style>
    <style:style style:name="T234" style:family="text">
      <style:text-properties fo:language="en" fo:country="US" fo:font-weight="bold" officeooo:rsid="00d88c8c" fo:background-color="#fff200" loext:char-shading-value="0" style:font-weight-asian="bold" style:font-weight-complex="bold"/>
    </style:style>
    <style:style style:name="T235" style:family="text">
      <style:text-properties fo:language="en" fo:country="US" fo:font-weight="bold" officeooo:rsid="0100f487" fo:background-color="#dddddd" loext:char-shading-value="0" style:font-weight-asian="bold" style:font-weight-complex="bold"/>
    </style:style>
    <style:style style:name="T236" style:family="text">
      <style:text-properties fo:language="en" fo:country="US" fo:font-weight="bold" officeooo:rsid="02c5da8e" fo:background-color="transparent" loext:char-shading-value="0" style:font-weight-asian="bold" style:font-weight-complex="bold"/>
    </style:style>
    <style:style style:name="T237" style:family="text">
      <style:text-properties fo:language="en" fo:country="US" fo:font-weight="bold" officeooo:rsid="028a8df8" fo:background-color="transparent" loext:char-shading-value="0" style:font-weight-asian="bold" style:font-weight-complex="bold"/>
    </style:style>
    <style:style style:name="T238" style:family="text">
      <style:text-properties fo:language="en" fo:country="US" fo:font-weight="bold" officeooo:rsid="028af2ba" fo:background-color="transparent" loext:char-shading-value="0" style:font-weight-asian="bold" style:font-weight-complex="bold"/>
    </style:style>
    <style:style style:name="T239" style:family="text">
      <style:text-properties fo:language="en" fo:country="US" fo:font-weight="bold" officeooo:rsid="021c4c1c" fo:background-color="transparent" loext:char-shading-value="0" style:font-weight-asian="bold" style:font-weight-complex="bold"/>
    </style:style>
    <style:style style:name="T240" style:family="text">
      <style:text-properties fo:language="en" fo:country="US" fo:font-weight="bold" officeooo:rsid="027b5b08" fo:background-color="transparent" loext:char-shading-value="0" style:font-weight-asian="bold" style:font-weight-complex="bold"/>
    </style:style>
    <style:style style:name="T241" style:family="text">
      <style:text-properties fo:language="en" fo:country="US" fo:font-weight="bold" officeooo:rsid="0269b10c" fo:background-color="transparent" loext:char-shading-value="0" style:font-weight-asian="bold" style:font-weight-complex="bold"/>
    </style:style>
    <style:style style:name="T242" style:family="text">
      <style:text-properties fo:color="#999999" loext:opacity="100%" fo:font-weight="bold" officeooo:rsid="001e4eb8" style:font-weight-asian="bold" style:font-weight-complex="bold"/>
    </style:style>
    <style:style style:name="T243" style:family="text">
      <style:text-properties fo:color="#999999" loext:opacity="100%" fo:font-weight="bold" officeooo:rsid="00373dfb" style:font-weight-asian="bold" style:font-weight-complex="bold"/>
    </style:style>
    <style:style style:name="T244" style:family="text">
      <style:text-properties fo:color="#999999" loext:opacity="100%" fo:font-weight="bold" officeooo:rsid="01ebd016" style:font-weight-asian="bold" style:font-weight-complex="bold"/>
    </style:style>
    <style:style style:name="T245" style:family="text">
      <style:text-properties fo:color="#999999" loext:opacity="100%" fo:font-weight="bold" officeooo:rsid="014f0a12" style:font-weight-asian="bold" style:font-weight-complex="bold"/>
    </style:style>
    <style:style style:name="T246" style:family="text">
      <style:text-properties fo:color="#999999" loext:opacity="100%" fo:font-weight="bold" officeooo:rsid="01143e5a" style:font-weight-asian="bold" style:font-weight-complex="bold"/>
    </style:style>
    <style:style style:name="T247" style:family="text">
      <style:text-properties fo:color="#999999" loext:opacity="100%" fo:font-weight="bold" officeooo:rsid="01087ab0" style:font-weight-asian="bold" style:font-weight-complex="bold"/>
    </style:style>
    <style:style style:name="T248" style:family="text">
      <style:text-properties fo:color="#999999" loext:opacity="100%" fo:font-weight="bold" officeooo:rsid="001e4eb8" fo:background-color="#ffffff" loext:char-shading-value="0" style:font-weight-asian="bold" style:font-weight-complex="bold"/>
    </style:style>
    <style:style style:name="T249" style:family="text">
      <style:text-properties fo:color="#999999" loext:opacity="100%" fo:font-weight="bold" officeooo:rsid="00373dfb" fo:background-color="#ffffff" loext:char-shading-value="0" style:font-weight-asian="bold" style:font-weight-complex="bold"/>
    </style:style>
    <style:style style:name="T250" style:family="text">
      <style:text-properties fo:color="#999999" loext:opacity="100%" fo:font-weight="bold" officeooo:rsid="02197992" fo:background-color="#ffffff" loext:char-shading-value="0" style:font-weight-asian="bold" style:font-weight-complex="bold"/>
    </style:style>
    <style:style style:name="T251" style:family="text">
      <style:text-properties fo:color="#999999" loext:opacity="100%" fo:font-weight="bold" officeooo:rsid="014f0a12" fo:background-color="#ffffff" loext:char-shading-value="0" style:font-weight-asian="bold" style:font-weight-complex="bold"/>
    </style:style>
    <style:style style:name="T252" style:family="text">
      <style:text-properties officeooo:rsid="0033d7b7"/>
    </style:style>
    <style:style style:name="T253" style:family="text">
      <style:text-properties officeooo:rsid="021c4c1c"/>
    </style:style>
    <style:style style:name="T254" style:family="text">
      <style:text-properties officeooo:rsid="02630e0c"/>
    </style:style>
    <style:style style:name="T255" style:family="text">
      <style:text-properties officeooo:rsid="0276e9d2"/>
    </style:style>
    <style:style style:name="T256" style:family="text">
      <style:text-properties officeooo:rsid="0285b5b7"/>
    </style:style>
    <style:style style:name="T257" style:family="text">
      <style:text-properties officeooo:rsid="028a8df8"/>
    </style:style>
    <style:style style:name="T258" style:family="text">
      <style:text-properties officeooo:rsid="028af2ba"/>
    </style:style>
    <style:style style:name="T259" style:family="text">
      <style:text-properties officeooo:rsid="028f4776"/>
    </style:style>
    <style:style style:name="T260" style:family="text">
      <style:text-properties officeooo:rsid="0290c4d3"/>
    </style:style>
    <style:style style:name="T261" style:family="text">
      <style:text-properties officeooo:rsid="029ae3bf" fo:background-color="#dddddd" loext:char-shading-value="0"/>
    </style:style>
    <style:style style:name="T262" style:family="text">
      <style:text-properties officeooo:rsid="0100f487" fo:background-color="#dddddd" loext:char-shading-value="0"/>
    </style:style>
    <style:style style:name="T263" style:family="text">
      <style:text-properties officeooo:rsid="0298f551"/>
    </style:style>
    <style:style style:name="T264" style:family="text">
      <style:text-properties officeooo:rsid="029aa951"/>
    </style:style>
    <style:style style:name="T265" style:family="text">
      <style:text-properties officeooo:rsid="029ae3bf"/>
    </style:style>
    <style:style style:name="T266" style:family="text">
      <style:text-properties officeooo:rsid="029be6d2"/>
    </style:style>
    <style:style style:name="T267" style:family="text">
      <style:text-properties officeooo:rsid="02a2e2b8"/>
    </style:style>
    <style:style style:name="T268" style:family="text">
      <style:text-properties officeooo:rsid="02b068c6"/>
    </style:style>
    <style:style style:name="T269" style:family="text">
      <style:text-properties officeooo:rsid="001e4eb8" fo:background-color="transparent" loext:char-shading-value="0"/>
    </style:style>
    <style:style style:name="T270" style:family="text">
      <style:text-properties officeooo:rsid="0290c4d3" fo:background-color="transparent" loext:char-shading-value="0"/>
    </style:style>
    <style:style style:name="T271" style:family="text">
      <style:text-properties officeooo:rsid="02b1bb4f"/>
    </style:style>
    <style:style style:name="T272" style:family="text">
      <style:text-properties officeooo:rsid="02507d65"/>
    </style:style>
    <style:style style:name="T273" style:family="text">
      <style:text-properties officeooo:rsid="02b8b5b5"/>
    </style:style>
    <style:style style:name="T274" style:family="text">
      <style:text-properties officeooo:rsid="0100f487"/>
    </style:style>
    <style:style style:name="T275" style:family="text">
      <style:text-properties officeooo:rsid="02bb35cf"/>
    </style:style>
    <style:style style:name="T276" style:family="text">
      <style:text-properties officeooo:rsid="00136227"/>
    </style:style>
    <style:style style:name="T277" style:family="text">
      <style:text-properties officeooo:rsid="0032ee51"/>
    </style:style>
    <style:style style:name="T278" style:family="text">
      <style:text-properties officeooo:rsid="00bb70dd"/>
    </style:style>
    <style:style style:name="T279" style:family="text">
      <style:text-properties officeooo:rsid="02c06899"/>
    </style:style>
    <style:style style:name="T280" style:family="text">
      <style:text-properties fo:color="#cccccc" loext:opacity="100%" fo:language="en" fo:country="US" fo:font-weight="normal" officeooo:rsid="00d88c8c" fo:background-color="transparent" loext:char-shading-value="0" style:font-weight-asian="normal" style:font-weight-complex="normal"/>
    </style:style>
    <style:style style:name="T281" style:family="text">
      <style:text-properties fo:color="#cccccc" loext:opacity="100%" fo:language="en" fo:country="US" fo:font-style="italic" fo:font-weight="bold" officeooo:rsid="026ba5b5" fo:background-color="#fff200" loext:char-shading-value="0" style:font-style-asian="italic" style:font-weight-asian="bold" style:font-style-complex="italic" style:font-weight-complex="bold"/>
    </style:style>
    <style:style style:name="T282" style:family="text">
      <style:text-properties fo:color="#cccccc" loext:opacity="100%" fo:font-weight="normal" officeooo:rsid="02981894" fo:background-color="transparent" loext:char-shading-value="0" style:font-weight-asian="normal" style:font-weight-complex="normal"/>
    </style:style>
    <style:style style:name="T283" style:family="text">
      <style:text-properties officeooo:rsid="02c5da8e"/>
    </style:style>
    <style:style style:name="T284" style:family="text">
      <style:text-properties style:text-underline-style="solid" style:text-underline-width="auto" style:text-underline-color="font-color" fo:font-weight="bold" officeooo:rsid="0286dd03" fo:background-color="#fff200" loext:char-shading-value="0" style:font-weight-asian="bold" style:font-weight-complex="bold"/>
    </style:style>
    <style:style style:name="T285" style:family="text">
      <style:text-properties officeooo:rsid="02c6d0b7"/>
    </style:style>
    <style:style style:name="T286" style:family="text">
      <style:text-properties fo:color="#b2b2b2" loext:opacity="100%" fo:font-weight="normal" officeooo:rsid="026916d6" fo:background-color="transparent" loext:char-shading-value="0" style:font-weight-asian="normal" style:font-weight-complex="normal"/>
    </style:style>
    <style:style style:name="T287" style:family="text">
      <style:text-properties officeooo:rsid="02d0628d"/>
    </style:style>
    <style:style style:name="T288" style:family="text">
      <style:text-properties officeooo:rsid="02d196f6"/>
    </style:style>
    <style:style style:name="T289" style:family="text">
      <style:text-properties officeooo:rsid="02d2d9a4"/>
    </style:style>
    <style:style style:name="T290" style:family="text">
      <style:text-properties officeooo:rsid="02d4707c"/>
    </style:style>
    <style:style style:name="T291" style:family="text">
      <style:text-properties officeooo:rsid="0287be5a"/>
    </style:style>
    <style:style style:name="T292" style:family="text">
      <style:text-properties officeooo:rsid="02dcc8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3">### <text:span text:style-name="T1">Intro</text:span> ###</text:p>
      <text:p text:style-name="P141"/>
      <text:p text:style-name="P88"><text:span text:style-name="T276">Here are some </text:span><text:span text:style-name="T5">Java </text:span><text:span text:style-name="T6">IDE</text:span><text:span text:style-name="T22"> </text:span><text:span text:style-name="T23">improvements</text:span><text:span text:style-name="T57">,</text:span></text:p>
      <text:p text:style-name="P88"><text:span text:style-name="T62">including</text:span><text:span text:style-name="T23"> Git, </text:span><text:span text:style-name="T24">Web</text:span><text:span text:style-name="T23"> and general improvements, </text:span><text:span text:style-name="T277">of </text:span><text:span text:style-name="T58">Eclipse </text:span><text:span text:style-name="T7">202</text:span><text:span text:style-name="T6">0</text:span><text:span text:style-name="T7">-</text:span><text:span text:style-name="T8">12</text:span><text:span text:style-name="T58">,</text:span></text:p>
      <text:p text:style-name="P89"><text:span text:style-name="T63">improvements </text:span><text:span text:style-name="T62">that have been added </text:span><text:span text:style-name="T30">since the last release in </text:span><text:span text:style-name="T31">September</text:span><text:span text:style-name="T30"> </text:span><text:span text:style-name="T62">three months </text:span><text:span text:style-name="T64">ago</text:span><text:span text:style-name="T65">.</text:span></text:p>
      <text:p text:style-name="P5"/>
      <text:p text:style-name="P2"/>
      <text:p text:style-name="P90"><text:span text:style-name="T242">### </text:span><text:span text:style-name="T243">J</text:span><text:span text:style-name="T244">ava</text:span><text:span text:style-name="T245"> </text:span><text:span text:style-name="T242">###</text:span></text:p>
      <text:p text:style-name="P138"/>
      <text:p text:style-name="P26"><text:span text:style-name="T253">T</text:span>he <text:span text:style-name="T143">Eclipse IDE for </text:span><text:span text:style-name="T118">Java</text:span><text:span text:style-name="T143"> Developers</text:span></text:p>
      <text:p text:style-name="P26">and the <text:span text:style-name="T143">Eclipse IDE for </text:span><text:span text:style-name="T118">Enterprise Java</text:span><text:span text:style-name="T143"> Developers</text:span></text:p>
      <text:p text:style-name="P28">are <text:span text:style-name="T2">sh</text:span><text:span text:style-name="T3">ipped with</text:span><text:span text:style-name="T273"> an </text:span><text:span text:style-name="T254">embedde</text:span><text:span text:style-name="T273">d </text:span><text:span text:style-name="T3">Java 15</text:span><text:span text:style-name="T254">;</text:span></text:p>
      <text:p text:style-name="P7">no need to have Java installed on your system</text:p>
      <text:p text:style-name="P91"><text:span text:style-name="T66">for </text:span><text:span text:style-name="T32">running</text:span><text:span text:style-name="T30"> Eclipse</text:span><text:span text:style-name="T62"> and </text:span><text:span text:style-name="T66">for</text:span><text:span text:style-name="T62"> </text:span><text:span text:style-name="T30">cod</text:span><text:span text:style-name="T32">ing</text:span><text:span text:style-name="T30"> </text:span><text:span text:style-name="T62">in Java </text:span><text:span text:style-name="T67">15 or lower </text:span><text:span text:style-name="T68">anymore</text:span><text:span text:style-name="T62">!</text:span></text:p>
      <text:p text:style-name="P92"><text:span text:style-name="T79">In the </text:span><text:span text:style-name="T132">Eclipse Installer</text:span><text:span text:style-name="T79"> you can choose </text:span><text:span text:style-name="T37">an</text:span><text:span text:style-name="T36"> IDE package</text:span><text:span text:style-name="T79">,</text:span></text:p>
      <text:p text:style-name="P27">whether you want to run Eclipse with a <text:span text:style-name="T12">separately installed Java</text:span></text:p>
      <text:p text:style-name="P27"><text:span text:style-name="T12">or</text:span> with a <text:span text:style-name="T12">Java as part of Eclipse</text:span>.</text:p>
      <text:p text:style-name="P27"/>
      <text:p text:style-name="P93"><text:span text:style-name="T80">All Eclipse 2020-12 IDE packages are now also availab</text:span><text:span text:style-name="T81">l</text:span><text:span text:style-name="T80">e</text:span></text:p>
      <text:p text:style-name="P147"><text:span text:style-name="T206">for the </text:span><text:span text:style-name="T234">Linux AArch64</text:span><text:span text:style-name="T207"> </text:span><text:span text:style-name="T280">[</text:span><text:a xlink:type="simple" xlink:href="https://www.pronouncekiwi.com/AArch64" text:style-name="Emphasis" text:visited-style-name="Emphasis"><text:span text:style-name="T280">https://www.pronouncekiwi.com/AArch64</text:span></text:a><text:span text:style-name="T280">]</text:span></text:p>
      <text:p text:style-name="P94"><text:span text:style-name="T62">also known as </text:span><text:span text:style-name="T6">ARM64</text:span><text:span text:style-name="T62"> platform,</text:span><text:span text:style-name="T82"> which means</text:span></text:p>
      <text:p text:style-name="P152"><text:span text:style-name="T217">that </text:span><text:span text:style-name="T218">you can run</text:span><text:span text:style-name="T219"> Eclipse on </text:span><text:span text:style-name="T220">a</text:span><text:span text:style-name="T219"> </text:span><text:span text:style-name="T234">Raspberry Pi</text:span><text:span text:style-name="T219"> </text:span><text:span text:style-name="T223">3 or 4</text:span><text:span text:style-name="T221"> </text:span><text:span text:style-name="T218">now </text:span><text:span text:style-name="T222">faster</text:span><text:span text:style-name="T218"> </text:span><text:span text:style-name="T241">natively</text:span><text:span text:style-name="T219">.</text:span></text:p>
      <text:p text:style-name="P29"/>
      <text:p text:style-name="P8">All those who have got a Mac with <text:span text:style-name="T12">Apple Silicon</text:span>, the brand new M1 processor,</text:p>
      <text:p text:style-name="P8">sorry, you <text:span text:style-name="T12">need to wait</text:span>; ARM is currently natively supported on Linux only.</text:p>
      <text:p text:style-name="P95"><text:span text:style-name="T83">But </text:span><text:span text:style-name="T80">Mac users watch out, independent of the processor </text:span><text:span text:style-name="T83">you have,</text:span></text:p>
      <text:p text:style-name="P95"><text:span text:style-name="T80">Eclipse 2020-12 </text:span><text:span text:style-name="T83">contains a couple of </text:span><text:span text:style-name="T6">fixes for Big Sur</text:span><text:span text:style-name="T80">, macOS </text:span><text:span text:style-name="T286">[/ˌmækoʊˈɛs/]</text:span><text:span text:style-name="T81"> </text:span><text:span text:style-name="T80">11.</text:span></text:p>
      <text:p text:style-name="P30"/>
      <text:p text:style-name="P15"><text:span text:style-name="T12">Java 15</text:span> is not only shipped as part of Eclipse,</text:p>
      <text:p text:style-name="P95"><text:span text:style-name="T3">Java 15 support</text:span><text:span text:style-name="T84"> i</text:span><text:span text:style-name="T85">s </text:span><text:span text:style-name="T86">also</text:span><text:span text:style-name="T85"> </text:span><text:span text:style-name="T9">built-in</text:span><text:span text:style-name="T84"> </text:span><text:span text:style-name="T38">now</text:span><text:span text:style-name="T84">.</text:span></text:p>
      <text:p text:style-name="P62"/>
      <text:p text:style-name="P96"><text:span text:style-name="T129">T</text:span><text:span text:style-name="T130">ext blocks</text:span><text:span text:style-name="T87">, </text:span><text:span text:style-name="T69">a</text:span><text:span text:style-name="T62">fter having been a preview feature in Java 13 and 14,</text:span></text:p>
      <text:p text:style-name="P96"><text:span text:style-name="T87">became </text:span><text:span text:style-name="T39">final</text:span><text:span text:style-name="T87"> in Java 15</text:span><text:span text:style-name="T83">, </text:span><text:span text:style-name="T62">ready to be used in production.</text:span></text:p>
      <text:p text:style-name="P97"><text:span text:style-name="T87">For </text:span><text:span text:style-name="T39">less typing or</text:span><text:span text:style-name="T87"> to turn </text:span><text:span text:style-name="T86">a</text:span><text:span text:style-name="T87"> </text:span><text:span text:style-name="T39">selection</text:span><text:span text:style-name="T87"> into a </text:span><text:span text:style-name="T88">multi-line string</text:span><text:span text:style-name="T87">,</text:span></text:p>
      <text:p text:style-name="P98"><text:span text:style-name="T87">you can use the </text:span><text:span text:style-name="T130">Add Text Block</text:span><text:span text:style-name="T87"> command (</text:span><text:span text:style-name="T6">Ctrl+Shift+’</text:span><text:span text:style-name="T85"> </text:span><text:span text:style-name="T282">[apostrophe]</text:span><text:span text:style-name="T87">)</text:span><text:span text:style-name="T88">.</text:span></text:p>
      <text:p text:style-name="P136"><text:span text:style-name="T89">A </text:span><text:span text:style-name="T40">single backslash</text:span><text:span text:style-name="T89"> at the end of </text:span><text:span text:style-name="T87">a</text:span><text:span text:style-name="T89"> line </text:span><text:span text:style-name="T39">masks</text:span><text:span text:style-name="T89"> the </text:span><text:span text:style-name="T40">line break</text:span><text:span text:style-name="T89">.</text:span></text:p>
      <text:p text:style-name="P33"/>
      <text:p text:style-name="P99"><text:span text:style-name="T90">The </text:span><text:span text:style-name="T9">preview features</text:span><text:span text:style-name="T90"> </text:span><text:span text:style-name="T133">Pattern Matching for “instanceof”</text:span></text:p>
      <text:p text:style-name="P99"><text:span text:style-name="T90">and </text:span><text:span text:style-name="T134">Records</text:span><text:span text:style-name="T90"> </text:span><text:span text:style-name="T91">were </text:span><text:span text:style-name="T42">already</text:span><text:span text:style-name="T90"> preview features </text:span><text:span text:style-name="T43">in Java </text:span><text:span text:style-name="T42">14</text:span><text:span text:style-name="T91">.</text:span></text:p>
      <text:p text:style-name="P100"><text:span text:style-name="T149">Pattern Matching for “instanceof”</text:span><text:span text:style-name="T161"> </text:span><text:span text:style-name="T162">is</text:span><text:span text:style-name="T161"> </text:span><text:span text:style-name="T188">still the same </text:span><text:span text:style-name="T172">as in Java 14</text:span></text:p>
      <text:p text:style-name="P45"><text:span text:style-name="T197">[…] </text:span><text:span text:style-name="T196">and </text:span><text:span text:style-name="T145">records</text:span><text:span text:style-name="T196"> are </text:span><text:span text:style-name="T200">at least</text:span><text:span text:style-name="T196"> </text:span><text:span text:style-name="T180">syntactically the same</text:span><text:span text:style-name="T196"> </text:span><text:span text:style-name="T201">as in Java 14</text:span><text:span text:style-name="T196">.</text:span></text:p>
      <text:p text:style-name="P44"/>
      <text:p text:style-name="P77">Please note,</text:p>
      <text:p text:style-name="P87"><text:span text:style-name="T86">p</text:span><text:span text:style-name="T92">review </text:span><text:span text:style-name="T86">features</text:span><text:span text:style-name="T92"> </text:span><text:span text:style-name="T44">have to be </text:span><text:span text:style-name="T92">explicitly</text:span><text:span text:style-name="T44"> enabled</text:span><text:span text:style-name="T92"> before </text:span><text:span text:style-name="T86">they</text:span><text:span text:style-name="T92"> can </text:span><text:span text:style-name="T86">be </text:span><text:span text:style-name="T92">use</text:span><text:span text:style-name="T86">d</text:span><text:span text:style-name="T92">,</text:span></text:p>
      <text:p text:style-name="P101"><text:span text:style-name="T78">for example, by using </text:span><text:span text:style-name="T93">the</text:span><text:span text:style-name="T78"> </text:span><text:span text:style-name="T35">quick fix</text:span><text:span text:style-name="T78"> (</text:span><text:span text:style-name="T9">Ctrl+1</text:span><text:span text:style-name="T78">) </text:span><text:span text:style-name="T172">that Eclipse provides for that.</text:span></text:p>
      <text:p text:style-name="P44"/>
      <text:p text:style-name="P102"><text:span text:style-name="T130">Sealed Classes</text:span><text:span text:style-name="T92"> are the </text:span><text:span text:style-name="T94">only </text:span><text:span text:style-name="T44">new</text:span><text:span text:style-name="T92"> of the </text:span><text:span text:style-name="T94">3</text:span><text:span text:style-name="T92"> </text:span><text:span text:style-name="T44">preview </text:span><text:span text:style-name="T41">features</text:span><text:span text:style-name="T92"> of Java 15.</text:span></text:p>
      <text:p text:style-name="P102"><text:span text:style-name="T150">Sealed classes</text:span><text:span text:style-name="T95"> </text:span><text:span text:style-name="T94">can be used for</text:span><text:span text:style-name="T95"> API classes that are </text:span><text:span text:style-name="T45">extended</text:span></text:p>
      <text:p text:style-name="P102"><text:span text:style-name="T95">by </text:span><text:span text:style-name="T96">other</text:span><text:span text:style-name="T95"> classes </text:span><text:span text:style-name="T96">of the </text:span><text:span text:style-name="T46">same module</text:span><text:span text:style-name="T95">,</text:span></text:p>
      <text:p text:style-name="P103"><text:span text:style-name="T62">or </text:span><text:span text:style-name="T70">when</text:span><text:span text:style-name="T62"> not </text:span><text:span text:style-name="T70">using the </text:span><text:span text:style-name="T151">Java Platform Module System</text:span><text:span text:style-name="T62">, </text:span><text:span text:style-name="T71">of</text:span><text:span text:style-name="T62"> the </text:span><text:span text:style-name="T30">same package</text:span><text:span text:style-name="T62">,</text:span></text:p>
      <text:p text:style-name="P42">to <text:span text:style-name="T12">forbid the client</text:span> to <text:span text:style-name="T12">extend</text:span> them.</text:p>
      <text:p text:style-name="P43"/>
      <text:p text:style-name="P103"><text:span text:style-name="T255">A </text:span><text:span text:style-name="T144">sealed class</text:span><text:span text:style-name="T255"> has the </text:span><text:span text:style-name="T15">modifier </text:span><text:span text:style-name="T119">sealed</text:span><text:span text:style-name="T255"> and must </text:span><text:span text:style-name="T15">list</text:span><text:span text:style-name="T255"> its </text:span><text:span text:style-name="T12">permitted subclass</text:span><text:span text:style-name="T15">es</text:span><text:span text:style-name="T255">.</text:span></text:p>
      <text:p text:style-name="P104"><text:span text:style-name="T47">Each</text:span><text:span text:style-name="T97"> of the permitted </text:span><text:span text:style-name="T47">subclasses</text:span><text:span text:style-name="T97"> must be either </text:span><text:span text:style-name="T135">final</text:span><text:span text:style-name="T97">, </text:span><text:span text:style-name="T135">sealed</text:span><text:span text:style-name="T97">, </text:span><text:span text:style-name="T96">or</text:span><text:span text:style-name="T97"> </text:span><text:span text:style-name="T135">non-sealed</text:span><text:span text:style-name="T97">.</text:span></text:p>
      <text:p text:style-name="P40"/>
      <text:p text:style-name="P105"><text:span text:style-name="T98">The Java editor guides you </text:span><text:span text:style-name="T99">by showing </text:span><text:span text:style-name="T48">errors</text:span></text:p>
      <text:p text:style-name="P105"><text:span text:style-name="T99">and </text:span><text:span text:style-name="T100">by </text:span><text:span text:style-name="T99">providing </text:span><text:span text:style-name="T136">quick fixes</text:span><text:span text:style-name="T99"> (</text:span><text:span text:style-name="T184">Ctrl+1</text:span><text:span text:style-name="T99">) for them.</text:span></text:p>
      <text:p text:style-name="P11"><text:span text:style-name="T263">F</text:span>or example, when a permitted subclass has <text:span text:style-name="T12">non</text:span><text:span text:style-name="T27">e</text:span> of the three <text:span text:style-name="T12">modifiers</text:span>,</text:p>
      <text:p text:style-name="P97"><text:span text:style-name="T72">you can use </text:span><text:span text:style-name="T33">Ctrl+1 </text:span><text:span text:style-name="T30">to </text:span><text:span text:style-name="T33">add</text:span><text:span text:style-name="T30"> one</text:span><text:span text:style-name="T62">.</text:span></text:p>
      <text:p text:style-name="P106"><text:span text:style-name="T101">And in a </text:span><text:span text:style-name="T49">Java search,</text:span></text:p>
      <text:p text:style-name="P106"><text:span text:style-name="T101">you can search for </text:span><text:span text:style-name="T137">Permitted type declarations</text:span><text:span text:style-name="T101"> locations only.</text:span><text:span text:style-name="T73"> </text:span></text:p>
      <text:p text:style-name="P41"/>
      <text:p text:style-name="P10">That's it for Java 15 <text:span text:style-name="T275">and its support</text:span>,</text:p>
      <text:p text:style-name="P10">let's <text:span text:style-name="T12">have a look</text:span> at the <text:span text:style-name="T12">improvements </text:span><text:span text:style-name="T16">independent</text:span><text:span text:style-name="T256"> of the </text:span><text:span text:style-name="T12">Java version</text:span> <text:span text:style-name="T264">used</text:span>. </text:p>
      <text:p text:style-name="P9"/>
      <text:p text:style-name="P46">The <text:span text:style-name="T12">default behavior</text:span> of <text:span text:style-name="T256">the </text:span><text:span text:style-name="T12">code completion</text:span> has changed in two <text:span text:style-name="T279">regard</text:span>s:</text:p>
      <text:p text:style-name="P46"/>
      <text:p text:style-name="P107"><text:span text:style-name="T102">F</text:span><text:span text:style-name="T78">irst, </text:span><text:span text:style-name="T184">completion overwrite</text:span><text:span text:style-name="T103"> mode is enabled </text:span><text:span text:style-name="T50">by default</text:span><text:span text:style-name="T103">.</text:span></text:p>
      <text:p text:style-name="P108"><text:span text:style-name="T103">As before, </text:span><text:span text:style-name="T104">pressing</text:span><text:span text:style-name="T103"> </text:span><text:span text:style-name="T50">Ctrl</text:span><text:span text:style-name="T103"> toggles the mode.</text:span></text:p>
      <text:p text:style-name="P32"/>
      <text:p text:style-name="P109"><text:span text:style-name="T103">S</text:span><text:span text:style-name="T105">econd, </text:span><text:span text:style-name="T184">best guessed parameters</text:span><text:span text:style-name="T105"> </text:span><text:span text:style-name="T62">instead of the parameter names</text:span></text:p>
      <text:p text:style-name="P109"><text:span text:style-name="T104">are </text:span><text:span text:style-name="T51">filled in </text:span><text:span text:style-name="T52">by default</text:span><text:span text:style-name="T105">.</text:span></text:p>
      <text:p text:style-name="P47"/>
      <text:p text:style-name="P110"><text:span text:style-name="T106">In both cases, t</text:span><text:span text:style-name="T105">he old behavior can be restored </text:span><text:span text:style-name="T104">in the </text:span><text:span text:style-name="T51">preferences</text:span><text:span text:style-name="T104"> […] </text:span><text:span text:style-name="T138">Java</text:span><text:span text:style-name="T104"> […] </text:span><text:span text:style-name="T138">Editor</text:span><text:span text:style-name="T104"> […] </text:span><text:span text:style-name="T138">Content Assist</text:span><text:span text:style-name="T104">.</text:span></text:p>
      <text:p text:style-name="P12">But I guess there is no need for that and <text:span text:style-name="T12">you will like</text:span> the <text:span text:style-name="T12">new default behavior</text:span>,</text:p>
      <text:p text:style-name="P19"><text:span text:style-name="T279">wo</text:span>n’t you?</text:p>
      <text:p text:style-name="P48"/>
      <text:p text:style-name="P111"><text:span text:style-name="T62">Speaking of </text:span><text:span text:style-name="T74">new default</text:span><text:span text:style-name="T62"> behavior,</text:span><text:span text:style-name="T107"> in </text:span><text:span text:style-name="T138">Java</text:span><text:span text:style-name="T104"> […]</text:span><text:span text:style-name="T107"> </text:span><text:span text:style-name="T139">Appearance</text:span><text:span text:style-name="T104"> […]</text:span></text:p>
      <text:p text:style-name="P86">Sort library <text:span text:style-name="T55">entries</text:span> alphabetically <text:span text:style-name="T55">in </text:span><text:span text:style-name="T61">the</text:span> Package Explorer</text:p>
      <text:p text:style-name="P57">is now <text:span text:style-name="T12">enabled </text:span>by default too.</text:p>
      <text:p text:style-name="P57"><text:span text:style-name="T262">With that,</text:span> you won't see the <text:span text:style-name="T12">classpath order</text:span> in the <text:span text:style-name="T143">Package Explorer</text:span> <text:span text:style-name="T12">anymore</text:span>,</text:p>
      <text:p text:style-name="P16">which is something you hopefully only need in rare cases if at all,</text:p>
      <text:p text:style-name="P58"><text:span text:style-name="T274">but the alphabetical sorting makes it </text:span><text:span text:style-name="T21">easier to find a library</text:span><text:span text:style-name="T274">,</text:span></text:p>
      <text:p text:style-name="P17">especially if you have many dependencies</text:p>
      <text:p text:style-name="P17">and this is something you probably need more often.</text:p>
      <text:p text:style-name="P56"/>
      <text:p text:style-name="P110"><text:span text:style-name="T105">T</text:span><text:span text:style-name="T108">here is a </text:span><text:span text:style-name="T109">new </text:span><text:span text:style-name="T108">nice little </text:span><text:span text:style-name="T53">q</text:span><text:span text:style-name="T50">uick assist</text:span><text:span text:style-name="T103"> </text:span><text:span text:style-name="T108">(</text:span><text:span text:style-name="T184">Ctrl+1</text:span><text:span text:style-name="T108">)</text:span></text:p>
      <text:p text:style-name="P112"><text:span text:style-name="T109">offered </text:span><text:span text:style-name="T103">on </text:span><text:span text:style-name="T50">interface</text:span><text:span text:style-name="T54">s</text:span><text:span text:style-name="T103"> </text:span><text:span text:style-name="T110">and on</text:span><text:span text:style-name="T103"> </text:span><text:span text:style-name="T50">abstract class</text:span><text:span text:style-name="T103"> declaration</text:span><text:span text:style-name="T110">s</text:span></text:p>
      <text:p text:style-name="P112"><text:span text:style-name="T108">to </text:span><text:span text:style-name="T103">launch the </text:span><text:span text:style-name="T133">New Java Class</text:span><text:span text:style-name="T103"> </text:span><text:span text:style-name="T108">dialog: </text:span><text:span text:style-name="T130">Create new implementation</text:span></text:p>
      <text:p text:style-name="P39"/>
      <text:p text:style-name="P78">When launching a Java application</text:p>
      <text:p text:style-name="P151"><text:span text:style-name="T213">to </text:span>to work around <text:span text:style-name="T12">line length</text:span> <text:span text:style-name="T12">limitation</text:span> in <text:span text:style-name="T12">Windows</text:span>,</text:p>
      <text:p text:style-name="P150">for <text:span text:style-name="T240">Java 9 or higher</text:span><text:span text:style-name="T214"> </text:span><text:span text:style-name="T205">an </text:span><text:span text:style-name="T230">argfile</text:span><text:span text:style-name="T205"> can now be used:</text:span></text:p>
      <text:p text:style-name="P59">in <text:span text:style-name="T288">your </text:span><text:span text:style-name="T12">Java </text:span><text:span text:style-name="T19">l</text:span><text:span text:style-name="T12">aunch configuration</text:span>, in the <text:span text:style-name="T118">Arguments</text:span> tab,</text:p>
      <text:p text:style-name="P151"><text:span text:style-name="T213">tick</text:span><text:span text:style-name="T214"> the </text:span><text:span text:style-name="T216">new</text:span><text:span text:style-name="T214"> </text:span><text:span text:style-name="T230">Use </text:span><text:span text:style-name="T281">@</text:span><text:span text:style-name="T230">argfile when launching</text:span><text:span text:style-name="T214"> </text:span><text:span text:style-name="T213">checkbox for that</text:span><text:span text:style-name="T215">.</text:span></text:p>
      <text:p text:style-name="P151"><text:span text:style-name="T290">F</text:span><text:span text:style-name="T289">or </text:span><text:span text:style-name="T28">Java 8 or lower</text:span><text:span text:style-name="T288">, </text:span><text:span text:style-name="T290">in the </text:span><text:span text:style-name="T127">Classpath</text:span><text:span text:style-name="T290"> tab,</text:span><text:span text:style-name="T288"> </text:span><text:span text:style-name="T290">tick the </text:span><text:span text:style-name="T29">old</text:span></text:p>
      <text:p text:style-name="P151"><text:span text:style-name="T126">Use temporary JAR to specify classpath </text:span><text:span text:style-name="T290">checkbox instead.</text:span></text:p>
      <text:p text:style-name="P25"/>
      <text:p text:style-name="P50">And <text:span text:style-name="T292">the </text:span>last but not least <text:span text:style-name="T292">top </text:span>Java tooling improvement,</text:p>
      <text:p text:style-name="P51"><text:span text:style-name="T291">are </text:span><text:span text:style-name="T184">2</text:span><text:span text:style-name="T186">7</text:span><text:span text:style-name="T184"> new clean-up functions</text:span><text:span text:style-name="T291">. 2</text:span><text:span text:style-name="T283">7</text:span><text:span text:style-name="T291"> that’s a lot.</text:span></text:p>
      <text:p text:style-name="P145"><text:span text:style-name="T223">They were </text:span><text:span text:style-name="T235">originally</text:span><text:span text:style-name="T223"> </text:span><text:span text:style-name="T225">developed</text:span><text:span text:style-name="T223"> in the </text:span><text:span text:style-name="T228">AutoRefactor</text:span><text:span text:style-name="T223"> plugin </text:span><text:span text:style-name="T226">in</text:span><text:span text:style-name="T223"> the last years</text:span></text:p>
      <text:p text:style-name="P13">and are <text:span text:style-name="T12">now </text:span><text:span text:style-name="T27">being </text:span><text:span text:style-name="T12">migrated one by one</text:span> into Eclipse.</text:p>
      <text:p text:style-name="P14">The clean-up functions <text:span text:style-name="T12">can save</text:span> you a <text:span text:style-name="T12">lot of time</text:span>.</text:p>
      <text:p text:style-name="P18">You can clean up your <text:span text:style-name="T12">legacy code</text:span> </text:p>
      <text:p text:style-name="P18">to increase <text:span text:style-name="T12">readability</text:span> and <text:span text:style-name="T12">performance</text:span> <text:span text:style-name="T287">and</text:span></text:p>
      <text:p text:style-name="P22">to use <text:span text:style-name="T12">new language features,</text:span> like and lambda and switch expressions.</text:p>
      <text:p text:style-name="P113"><text:span text:style-name="T62">Or you can use them </text:span><text:span text:style-name="T30">as safe actions</text:span><text:span text:style-name="T62"> to </text:span><text:span text:style-name="T30">prevent</text:span><text:span text:style-name="T62"> </text:span><text:span text:style-name="T75">your</text:span><text:span text:style-name="T62"> code from </text:span><text:span text:style-name="T30">eroding</text:span><text:span text:style-name="T62">.</text:span></text:p>
      <text:p text:style-name="P55"/>
      <text:p text:style-name="P148"><text:span text:style-name="T209">Let’s go quickly, through the list of these 2</text:span><text:span text:style-name="T210">7</text:span><text:span text:style-name="T209"> new clean-up functions.</text:span></text:p>
      <text:p text:style-name="P52">There are</text:p>
      <text:p text:style-name="P148"><text:span text:style-name="T209">- </text:span><text:span text:style-name="T210">6</text:span><text:span text:style-name="T209"> new </text:span><text:span text:style-name="T229">Code Style</text:span><text:span text:style-name="T208"> </text:span><text:span text:style-name="T209">functions, […]</text:span></text:p>
      <text:p text:style-name="P52">- 4 to remove <text:span text:style-name="T12">duplicate code</text:span>, […]</text:p>
      <text:p text:style-name="P52">- 12 to remove <text:span text:style-name="T12">unnecessary code</text:span>, […]</text:p>
      <text:p text:style-name="P148"><text:span text:style-name="T209">- and </text:span><text:span text:style-name="T210">5</text:span><text:span text:style-name="T209"> </text:span><text:span text:style-name="T211">new </text:span><text:span text:style-name="T209">functions to </text:span><text:span text:style-name="T237">optimize</text:span><text:span text:style-name="T209"> your code.</text:span></text:p>
      <text:p text:style-name="P49"/>
      <text:p text:style-name="P54">[fast spoken start <text:span text:style-name="T265">(at least the list items)</text:span>]</text:p>
      <text:p text:style-name="P148"><text:span text:style-name="T209">The </text:span><text:span text:style-name="T236">6</text:span><text:span text:style-name="T209"> new </text:span><text:span text:style-name="T229">Code Style</text:span><text:span text:style-name="T208"> </text:span><text:span text:style-name="T209">functions are:</text:span></text:p>
      <text:p text:style-name="P52">- <text:span text:style-name="T120">Convert to switch expression</text:span><text:span text:style-name="T253">, </text:span><text:span text:style-name="T266">which </text:span><text:span text:style-name="T261">by the way</text:span><text:span text:style-name="T266"> is also available as new Quick fix</text:span></text:p>
      <text:p text:style-name="P34"><text:span text:style-name="T257">- </text:span><text:span text:style-name="T118">Combine nested 'if' statement in 'else' block to 'else if'</text:span></text:p>
      <text:p text:style-name="P36"><text:span text:style-name="T257">- </text:span><text:span text:style-name="T118">Convert 'if/else if/else' chain to 'switch'</text:span></text:p>
      <text:p text:style-name="P38"><text:span text:style-name="T257">- </text:span><text:span text:style-name="T118">Add elements in collections without loop</text:span></text:p>
      <text:p text:style-name="P135"><text:span text:style-name="T111">- </text:span><text:span text:style-name="T133">Compare with '</text:span><text:span text:style-name="T140">unequals zero</text:span><text:span text:style-name="T133">'</text:span><text:span text:style-name="T140"> </text:span><text:span text:style-name="T133">for bitwise expressions</text:span><text:span text:style-name="T103">,<text:line-break/> <text:s/></text:span><text:span text:style-name="T75">but be careful with that, since it may alter the behavior</text:span></text:p>
      <text:p text:style-name="P34"><text:span text:style-name="T257">- </text:span><text:span text:style-name="T118">Pull up assignment</text:span></text:p>
      <text:p text:style-name="P34"/>
      <text:p text:style-name="P52">The <text:span text:style-name="T12">4</text:span> new function<text:span text:style-name="T283">s in the new</text:span> <text:span text:style-name="T17">duplicate code</text:span><text:span text:style-name="T253"> </text:span><text:span text:style-name="T283">tab </text:span><text:span text:style-name="T258">are:</text:span></text:p>
      <text:p text:style-name="P114"><text:span text:style-name="T111">- </text:span><text:span text:style-name="T140">U</text:span><text:span text:style-name="T133">se ternary operator</text:span></text:p>
      <text:p text:style-name="P115"><text:span text:style-name="T111">- </text:span><text:span text:style-name="T133">Use '</text:span><text:span text:style-name="T140">equals</text:span><text:span text:style-name="T133">' or '</text:span><text:span text:style-name="T140">XOR</text:span><text:span text:style-name="T133">'</text:span><text:span text:style-name="T161"> </text:span><text:span text:style-name="T163">[/ˌɛks ˈɔːr/]</text:span><text:span text:style-name="T133"> on booleans,</text:span></text:p>
      <text:p text:style-name="P115"><text:span text:style-name="T133"><text:s/></text:span><text:span text:style-name="T103"><text:s/></text:span><text:span text:style-name="T75">which will be applied on </text:span><text:span text:style-name="T34">passive</text:span><text:span text:style-name="T75"> boolean </text:span><text:span text:style-name="T34">operands only</text:span><text:span text:style-name="T75"> to not alter the behavior</text:span></text:p>
      <text:p text:style-name="P35"><text:span text:style-name="T257">- </text:span><text:span text:style-name="T118">Remove redundant end of block with jump statement</text:span></text:p>
      <text:p text:style-name="P35"><text:span text:style-name="T257">- </text:span><text:span text:style-name="T118">Redundant 'if' condition</text:span></text:p>
      <text:p text:style-name="P31"/>
      <text:p text:style-name="P53">The <text:span text:style-name="T18">12</text:span> new function<text:span text:style-name="T285">s</text:span> to remove <text:span text:style-name="T18">u</text:span><text:span text:style-name="T12">nnecessary</text:span><text:span text:style-name="T17"> code</text:span><text:span text:style-name="T253"> </text:span><text:span text:style-name="T258">are:</text:span></text:p>
      <text:p text:style-name="P35"><text:span text:style-name="T257">- </text:span><text:span text:style-name="T118">Use Objects.hash()</text:span></text:p>
      <text:p text:style-name="P35"><text:span text:style-name="T257">- </text:span><text:span text:style-name="T118">Use String.join() when possible</text:span></text:p>
      <text:p text:style-name="P35"><text:span text:style-name="T257">- </text:span><text:span text:style-name="T118">Use Arrays.fill() when possible</text:span></text:p>
      <text:p text:style-name="P35"><text:span text:style-name="T257">- </text:span><text:span text:style-name="T118">Evaluate without null check</text:span></text:p>
      <text:p text:style-name="P85"><text:span text:style-name="T56">- </text:span>Double negation</text:p>
      <text:p text:style-name="P85"><text:span text:style-name="T56">- </text:span>Remove redundant comparison statement</text:p>
      <text:p text:style-name="P85"><text:span text:style-name="T56">- </text:span>Remove redundant super() call in constructor</text:p>
      <text:p text:style-name="P85"><text:span text:style-name="T56">- </text:span>Initialize collection at creation</text:p>
      <text:p text:style-name="P85"><text:span text:style-name="T56">- </text:span>Initialize map at creation</text:p>
      <text:p text:style-name="P85"><text:span text:style-name="T56">- </text:span>Remove overridden assignment</text:p>
      <text:p text:style-name="P85"><text:span text:style-name="T56">- </text:span>Remove useless continue</text:p>
      <text:p text:style-name="P37"><text:span text:style-name="T146">- </text:span><text:span text:style-name="T118">Use try-with-resource</text:span></text:p>
      <text:p text:style-name="P35"/>
      <text:p text:style-name="P149"><text:span text:style-name="T212">And finally, the </text:span><text:span text:style-name="T236">5</text:span><text:span text:style-name="T212"> new </text:span><text:span text:style-name="T238">o</text:span><text:span text:style-name="T239">ptimization</text:span><text:span text:style-name="T208"> </text:span><text:span text:style-name="T212">functions are:</text:span></text:p>
      <text:p text:style-name="P35"><text:span text:style-name="T257">- </text:span><text:span text:style-name="T118">Exit loop earlier</text:span></text:p>
      <text:p text:style-name="P35"><text:span text:style-name="T257">- </text:span><text:span text:style-name="T118">Replace String concatenation by StringBuilder</text:span></text:p>
      <text:p text:style-name="P35"><text:span text:style-name="T257">- </text:span><text:span text:style-name="T118">Primitive serialization</text:span></text:p>
      <text:p text:style-name="P38"><text:span text:style-name="T257">- </text:span><text:span text:style-name="T125">Remove unnecessary String creation</text:span></text:p>
      <text:p text:style-name="P38"><text:span text:style-name="T257">- </text:span><text:span text:style-name="T118">Prefer boolean literals</text:span></text:p>
      <text:p text:style-name="P54">[/fast spoken end]</text:p>
      <text:p text:style-name="P24"/>
      <text:p text:style-name="P23"/>
      <text:p text:style-name="P116"><text:span text:style-name="T242">### </text:span><text:span text:style-name="T243">G</text:span><text:span text:style-name="T245">eneral </text:span><text:span text:style-name="T242">###</text:span></text:p>
      <text:p text:style-name="P139"/>
      <text:p text:style-name="P116"><text:span text:style-name="T173">In addition to the Java-</text:span><text:span text:style-name="T174">specific</text:span><text:span text:style-name="T173"> improvements,</text:span></text:p>
      <text:p text:style-name="P116"><text:span text:style-name="T174">t</text:span><text:span text:style-name="T173">here are </text:span><text:span text:style-name="T178">a </text:span><text:span text:style-name="T193">couple of</text:span><text:span text:style-name="T173"> </text:span><text:span text:style-name="T175">nice </text:span><text:span text:style-name="T173">general </text:span><text:span text:style-name="T194">platform improvements </text:span><text:span text:style-name="T175">as well</text:span><text:span text:style-name="T173">.</text:span></text:p>
      <text:p text:style-name="P76"/>
      <text:p text:style-name="P117"><text:span text:style-name="T160">Th</text:span><text:span text:style-name="T154">ere is a </text:span><text:span text:style-name="T184">new theme</text:span><text:span text:style-name="T157">, </text:span><text:span text:style-name="T154">called </text:span><text:span text:style-name="T128">System</text:span><text:span text:style-name="T154"> </text:span><text:span text:style-name="T157">that uses</text:span><text:span text:style-name="T154"> the colors and look of your system</text:span></text:p>
      <text:p text:style-name="P75">and which is <text:span text:style-name="T12">not enabled by default.</text:span></text:p>
      <text:p text:style-name="P118"><text:span text:style-name="T152">To </text:span><text:span text:style-name="T179">enable it</text:span><text:span text:style-name="T152"> </text:span><text:span text:style-name="T158">go to</text:span><text:span text:style-name="T152"> </text:span><text:span text:style-name="T179">preferences</text:span><text:span text:style-name="T152"> […] </text:span><text:span text:style-name="T118">General</text:span><text:span text:style-name="T152"> […] </text:span><text:span text:style-name="T118">Appearance</text:span><text:span text:style-name="T152"> […]</text:span></text:p>
      <text:p text:style-name="P120"><text:span text:style-name="T154">and choose </text:span><text:span text:style-name="T121">System</text:span><text:span text:style-name="T157"> </text:span><text:span text:style-name="T154">as theme.</text:span></text:p>
      <text:p text:style-name="P120"><text:span text:style-name="T175">After </text:span><text:span text:style-name="T193">applying</text:span><text:span text:style-name="T175"> it, you have to </text:span><text:span text:style-name="T193">restart Eclipse</text:span><text:span text:style-name="T175"> to get the full effect.</text:span><text:span text:style-name="T154"> </text:span></text:p>
      <text:p text:style-name="P121"><text:span text:style-name="T157">T</text:span><text:span text:style-name="T153">he </text:span><text:span text:style-name="T148">System</text:span><text:span text:style-name="T153"> </text:span><text:span text:style-name="T155">t</text:span><text:span text:style-name="T153">heme </text:span><text:span text:style-name="T157">shows</text:span><text:span text:style-name="T153"> </text:span><text:span text:style-name="T156">more obviously</text:span><text:span text:style-name="T153"> </text:span><text:span text:style-name="T181">which </text:span><text:span text:style-name="T182">editor and </text:span><text:span text:style-name="T181">views</text:span><text:span text:style-name="T153"> are </text:span><text:span text:style-name="T181">selected</text:span></text:p>
      <text:p text:style-name="P121"><text:span text:style-name="T153">and which one has the </text:span><text:span text:style-name="T181">focus</text:span><text:span text:style-name="T153">.</text:span></text:p>
      <text:p text:style-name="P71">Nice, isn't it?</text:p>
      <text:p text:style-name="P84"/>
      <text:p text:style-name="P119"><text:span text:style-name="T176">T</text:span><text:span text:style-name="T171">he default Light theme on macOS </text:span><text:span text:style-name="T177">has also improved,</text:span></text:p>
      <text:p text:style-name="P72"><text:span text:style-name="T267">it</text:span> looks smoother and brighter now.</text:p>
      <text:p text:style-name="P79"/>
      <text:p text:style-name="P61"><text:span text:style-name="T195">A </text:span><text:span text:style-name="T179">file</text:span><text:span text:style-name="T195"> will now </text:span><text:span text:style-name="T179">always be opened</text:span><text:span text:style-name="T195"> with the </text:span><text:span text:style-name="T179">default editor</text:span><text:span text:style-name="T195">;</text:span></text:p>
      <text:p text:style-name="P73">when using <text:span text:style-name="T118">Open With</text:span> the last chosen <text:span text:style-name="T12">editor</text:span> will <text:span text:style-name="T12">not remembered anymore</text:span>.</text:p>
      <text:p text:style-name="P73">This is more like what most people expect, isn't it?</text:p>
      <text:p text:style-name="P122"><text:span text:style-name="T164">T</text:span><text:span text:style-name="T165">o </text:span><text:span text:style-name="T189">change</text:span><text:span text:style-name="T165"> the file association </text:span><text:span text:style-name="T189">permanently</text:span><text:span text:style-name="T165">,</text:span></text:p>
      <text:p text:style-name="P60"><text:span text:style-name="T183">right-click</text:span><text:span text:style-name="T198"> and choose </text:span><text:span text:style-name="T122">Open With</text:span><text:span text:style-name="T199"> […]</text:span><text:span text:style-name="T198"> </text:span><text:span text:style-name="T122">Others</text:span><text:span text:style-name="T198">…</text:span><text:span text:style-name="T199"> […]</text:span><text:span text:style-name="T198">,</text:span></text:p>
      <text:p text:style-name="P122"><text:span text:style-name="T190">select</text:span><text:span text:style-name="T166"> the </text:span><text:span text:style-name="T190">editor</text:span></text:p>
      <text:p text:style-name="P122"><text:span text:style-name="T166">and </text:span><text:span text:style-name="T175">at the bottom</text:span><text:span text:style-name="T166"> </text:span><text:span text:style-name="T190">tick</text:span><text:span text:style-name="T166"> </text:span><text:span text:style-name="T141">Use it for all files with that specific extension</text:span><text:span text:style-name="T166">.</text:span></text:p>
      <text:p text:style-name="P81"/>
      <text:p text:style-name="P123"><text:span text:style-name="T166">I</text:span><text:span text:style-name="T159">n case </text:span><text:span text:style-name="T187">JavaScript files</text:span><text:span text:style-name="T159"> are opened </text:span><text:span text:style-name="T175">by mistake</text:span><text:span text:style-name="T159"> with the plain </text:span><text:span text:style-name="T131">Text Editor</text:span><text:span text:style-name="T159">,</text:span></text:p>
      <text:p text:style-name="P124"><text:span text:style-name="T167">you have to </text:span><text:span text:style-name="T191">do this</text:span><text:span text:style-name="T167"> to </text:span><text:span text:style-name="T191">associate JavaScript</text:span><text:span text:style-name="T167"> files with the </text:span><text:span text:style-name="T142">Generic Text Editor</text:span></text:p>
      <text:p text:style-name="P123"><text:span text:style-name="T167">t</text:span><text:span text:style-name="T159">o get highlighting and the </text:span><text:span text:style-name="T187">full JavaScript support</text:span><text:span text:style-name="T159">.</text:span></text:p>
      <text:p text:style-name="P80"/>
      <text:p text:style-name="P74">In contrast to the last chosen Open With editor,</text:p>
      <text:p text:style-name="P125"><text:span text:style-name="T168">the </text:span><text:span text:style-name="T185">last used search page</text:span><text:span text:style-name="T168"> </text:span><text:span text:style-name="T175">was not remembered by default,</text:span></text:p>
      <text:p text:style-name="P125"><text:span text:style-name="T175">but is</text:span><text:span text:style-name="T168"> </text:span><text:span text:style-name="T192">now </text:span><text:span text:style-name="T185">remembered by default</text:span><text:span text:style-name="T168">. </text:span></text:p>
      <text:p text:style-name="P83">The preference, whether to remember the last used search page,</text:p>
      <text:p text:style-name="P144"><text:span text:style-name="T232">which was previously </text:span><text:span text:style-name="T233">in the subdialog that was shown when</text:span><text:span text:style-name="T232"> clicking the </text:span><text:span text:style-name="T231">Customize</text:span><text:span text:style-name="T232"> button in the search dialog,</text:span></text:p>
      <text:p text:style-name="P126"><text:span text:style-name="T159">has now been moved to the </text:span><text:span text:style-name="T187">preferences</text:span><text:span text:style-name="T159">:</text:span><text:span text:style-name="T160"> […] </text:span><text:span text:style-name="T131">General</text:span><text:span text:style-name="T160"> […] </text:span><text:span text:style-name="T131">Search</text:span><text:span text:style-name="T159">.</text:span></text:p>
      <text:p text:style-name="P82"/>
      <text:p text:style-name="P127"><text:span text:style-name="T168">In the </text:span><text:span text:style-name="T128">Console</text:span><text:span text:style-name="T169"> view</text:span><text:span text:style-name="T168">,</text:span></text:p>
      <text:p text:style-name="P128"><text:span text:style-name="T168">th</text:span><text:span text:style-name="T170">e </text:span><text:span text:style-name="T185">state</text:span><text:span text:style-name="T168">, </text:span><text:span text:style-name="T160">whether </text:span><text:span text:style-name="T128">Word Wrap</text:span><text:span text:style-name="T160"> is enabled or not,</text:span><text:span text:style-name="T168"> is </text:span><text:span text:style-name="T192">now also</text:span><text:span text:style-name="T168"> </text:span><text:span text:style-name="T185">persisted</text:span><text:span text:style-name="T168">.</text:span></text:p>
      <text:p text:style-name="P82"/>
      <text:p text:style-name="P79"/>
      <text:p text:style-name="P129"><text:span text:style-name="T248">### </text:span><text:span text:style-name="T249">G</text:span><text:span text:style-name="T250">it</text:span><text:span text:style-name="T251"> </text:span><text:span text:style-name="T248">###</text:span></text:p>
      <text:p text:style-name="P63"/>
      <text:p text:style-name="P64">In <text:span text:style-name="T128">Git</text:span>,</text:p>
      <text:p text:style-name="P128"><text:span text:style-name="T268">t</text:span><text:span text:style-name="T259">he </text:span><text:span text:style-name="T147">Refresh</text:span><text:span text:style-name="T268"> </text:span><text:span text:style-name="T259">shortcut </text:span><text:span text:style-name="T4">F5</text:span><text:span text:style-name="T259"> can now be used</text:span></text:p>
      <text:p text:style-name="P137"><text:span text:style-name="T116">in</text:span><text:span text:style-name="T113"> </text:span><text:span text:style-name="T112">the </text:span><text:span text:style-name="T128">History</text:span><text:span text:style-name="T112"> view </text:span><text:span text:style-name="T117">and in </text:span><text:span text:style-name="T112">the </text:span><text:span text:style-name="T128">Git Staging</text:span><text:span text:style-name="T112"> view</text:span></text:p>
      <text:p text:style-name="P130"><text:span text:style-name="T112">t</text:span><text:span text:style-name="T78">o </text:span><text:span text:style-name="T35">get</text:span><text:span text:style-name="T78"> the </text:span><text:span text:style-name="T35">changes</text:span><text:span text:style-name="T78"> of a Git repository </text:span><text:span text:style-name="T35">made outside</text:span><text:span text:style-name="T78"> of Eclipse.</text:span></text:p>
      <text:p text:style-name="P20"/>
      <text:p text:style-name="P146"><text:span text:style-name="T227">By the way</text:span><text:span text:style-name="T224">,</text:span></text:p>
      <text:p text:style-name="P65"><text:span text:style-name="T271">the </text:span>secure store <text:span text:style-name="T4">handling for SSH key passphrases</text:span> <text:span text:style-name="T271">has been </text:span><text:span text:style-name="T20">improved</text:span></text:p>
      <text:p text:style-name="P67"><text:span text:style-name="T271">and </text:span><text:span text:style-name="T260">the </text:span><text:span text:style-name="T12">SSH option</text:span> <text:span text:style-name="T128">ProxyJump</text:span></text:p>
      <text:p text:style-name="P21">which most people probably do neither know nor use,<text:span text:style-name="T269"> </text:span><text:span text:style-name="T270">is now supported,</text:span></text:p>
      <text:p text:style-name="P66">allow<text:span text:style-name="T260">ing</text:span> an SSH tunnel to pivot through one SSH proxy to another.</text:p>
      <text:p text:style-name="P3"/>
      <text:p text:style-name="P3"/>
      <text:p text:style-name="P131"><text:span text:style-name="T242">### </text:span><text:span text:style-name="T243">W</text:span><text:span text:style-name="T246">eb</text:span><text:span text:style-name="T247"> </text:span><text:span text:style-name="T242">###</text:span></text:p>
      <text:p text:style-name="P140"/>
      <text:p text:style-name="P68">The <text:span text:style-name="T4">language server</text:span><text:span text:style-name="T284">s</text:span> for <text:span text:style-name="T118">JavaScript</text:span>, <text:span text:style-name="T118">TypeScript</text:span></text:p>
      <text:p text:style-name="P68">and <text:span text:style-name="T12">other</text:span> languages and frameworks have been <text:span text:style-name="T4">updated</text:span><text:span text:style-name="T272">:</text:span></text:p>
      <text:p text:style-name="P68"/>
      <text:p text:style-name="Text_20_body"><text:span text:style-name="T4">TypeScript 4.0</text:span><text:span text:style-name="T272"> </text:span>is now supported</text:p>
      <text:p text:style-name="P132"><text:span text:style-name="T59">and in </text:span><text:span text:style-name="T123">JavaScript</text:span><text:span text:style-name="T60"> and</text:span><text:span text:style-name="T59"> </text:span><text:span text:style-name="T124">TypeScript</text:span><text:span text:style-name="T60"> you will now be </text:span><text:span text:style-name="T4">informed</text:span></text:p>
      <text:p text:style-name="P132"><text:span text:style-name="T60">when </text:span><text:span text:style-name="T4">using</text:span><text:span text:style-name="T60"> a </text:span><text:span text:style-name="T4">deprecated</text:span><text:span text:style-name="T60"> class or function.</text:span></text:p>
      <text:p text:style-name="P69"/>
      <text:p text:style-name="P133"><text:span text:style-name="T76">Please notice,</text:span><text:span text:style-name="T59"> in the </text:span><text:span text:style-name="T124">Generic Text Editor</text:span><text:span text:style-name="T59"> for JavaScript</text:span></text:p>
      <text:p text:style-name="P133"><text:span text:style-name="T76">and other languages support</text:span><text:span text:style-name="T77">ed</text:span><text:span text:style-name="T76"> via a language server</text:span></text:p>
      <text:p text:style-name="P133"><text:span text:style-name="T59">in the </text:span><text:span text:style-name="T25">right-click menu</text:span><text:span text:style-name="T59">, </text:span><text:span text:style-name="T124">Format</text:span><text:span text:style-name="T59"> has been </text:span><text:span text:style-name="T25">moved </text:span><text:span text:style-name="T59">into the</text:span><text:span text:style-name="T25"> </text:span><text:span text:style-name="T124">Source</text:span><text:span text:style-name="T25"> submenu</text:span><text:span text:style-name="T59">.</text:span></text:p>
      <text:p text:style-name="P3"/>
      <text:p text:style-name="P3"/>
      <text:p text:style-name="P143">### Outro ###</text:p>
      <text:p text:style-name="P142"/>
      <text:p text:style-name="P70"><text:span text:style-name="T202">These were some of the </text:span><text:span text:style-name="T13">Java </text:span><text:span text:style-name="T14">IDE</text:span><text:span text:style-name="T202"> improvements</text:span></text:p>
      <text:p text:style-name="P134"><text:span text:style-name="T278">of the </text:span><text:span text:style-name="T26">quarterly </text:span><text:span text:style-name="T114">Rolling</text:span><text:span text:style-name="T115"> Release </text:span><text:span text:style-name="T4">December</text:span><text:span text:style-name="T10"> 202</text:span><text:span text:style-name="T11">0</text:span><text:span text:style-name="T202">.</text:span></text:p>
      <text:p text:style-name="P70"/>
      <text:p text:style-name="P6">If you <text:span text:style-name="T252">have missed</text:span> some versions, you might want to watch the previous videos, too.</text:p>
      <text:p text:style-name="P1"/>
      <text:p text:style-name="P4"><text:span text:style-name="T203">Thank</text:span><text:span text:style-name="T204">s</text:span> for watching and <text:span text:style-name="T203">happy coding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14T08:46:58.207000000</meta:creation-date>
    <dc:date>2020-12-13T11:24:29.109000000</dc:date>
    <meta:editing-duration>P2DT10H40M32S</meta:editing-duration>
    <meta:editing-cycles>379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80" meta:word-count="1563" meta:character-count="8913" meta:non-whitespace-character-count="7521"/>
  </office:meta>
</office:document-meta>
</file>